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 svg:font-family="'Bitstream vera sans'"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Lucida Sans3"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OpenSymbol3" svg:font-family="OpenSymbol" style:font-adornments="Regular" style:font-charset="x-symbol"/>
    <style:font-face style:name="SimSun" svg:font-family="SimSun" style:font-pitch="variable"/>
    <style:font-face style:name="SimSun1" svg:font-family="SimSun" style:font-family-generic="roman" style:font-pitch="variable"/>
    <style:font-face style:name="SimSun2" svg:font-family="SimSun" style:font-family-generic="swiss" style:font-pitch="variable"/>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automatic-styles>
    <style:style style:name="P1" style:family="paragraph" style:parent-style-name="_5f_Header_20_M_20_page_20_impaire_20__28_D_29_">
      <style:text-properties officeooo:rsid="01035d0f" officeooo:paragraph-rsid="01035d0f"/>
    </style:style>
    <style:style style:name="P2" style:family="paragraph" style:parent-style-name="_5f_Header_20_M_20_page_20_impaire_20__28_D_29_">
      <style:text-properties officeooo:rsid="0101a5c8" officeooo:paragraph-rsid="0101a5c8"/>
    </style:style>
    <style:style style:name="P3" style:family="paragraph" style:parent-style-name="_5f_Header_20_M_20_page_20_paire_20__28_G_29_">
      <style:text-properties officeooo:rsid="0101a5c8" officeooo:paragraph-rsid="0101a5c8"/>
    </style:style>
    <style:style style:name="P4" style:family="paragraph" style:parent-style-name="_5f_Header_20_D_20_page_20_impaire_20__28_D_29_">
      <style:text-properties officeooo:rsid="0101821f" officeooo:paragraph-rsid="0101821f"/>
    </style:style>
    <style:style style:name="P5" style:family="paragraph" style:parent-style-name="_5f_Header_20_D_20_page_20_paire_20__28_G_29_">
      <style:text-properties officeooo:rsid="0101821f" officeooo:paragraph-rsid="0101821f"/>
    </style:style>
    <style:style style:name="P6" style:family="paragraph" style:parent-style-name="_5f_Header_20_D_20_page_20_impaire_20__28_D_29_">
      <style:text-properties officeooo:rsid="00fe4814" officeooo:paragraph-rsid="00fe4814"/>
    </style:style>
    <style:style style:name="P7" style:family="paragraph" style:parent-style-name="_5f_Header_20_D_20_page_20_paire_20__28_G_29_">
      <style:text-properties officeooo:paragraph-rsid="00fe4814"/>
    </style:style>
    <style:style style:name="P8" style:family="paragraph" style:parent-style-name="_5f_Header_20_G_20_page_20_paire_20__28_G_29_">
      <style:text-properties officeooo:rsid="00ff3616" officeooo:paragraph-rsid="00ff3616"/>
    </style:style>
    <style:style style:name="P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10" style:family="paragraph" style:parent-style-name="Standard">
      <style:text-properties officeooo:paragraph-rsid="00d5d81d"/>
    </style:style>
    <style:style style:name="P11" style:family="paragraph" style:parent-style-name="_5f_Paragraphe">
      <style:text-properties officeooo:paragraph-rsid="00d5d81d"/>
    </style:style>
    <style:style style:name="P12" style:family="paragraph" style:parent-style-name="_5f_Paragraphe">
      <style:paragraph-properties fo:margin-top="0cm" fo:margin-bottom="0cm" style:contextual-spacing="false"/>
      <style:text-properties officeooo:paragraph-rsid="00d5d81d"/>
    </style:style>
    <style:style style:name="P13" style:family="paragraph" style:parent-style-name="_5f_Paragraphe">
      <style:text-properties officeooo:rsid="00d90fc9" officeooo:paragraph-rsid="00d5d81d" fo:background-color="#ffff00"/>
    </style:style>
    <style:style style:name="P14" style:family="paragraph" style:parent-style-name="Standard">
      <style:text-properties officeooo:paragraph-rsid="00d6844f"/>
    </style:style>
    <style:style style:name="P15" style:family="paragraph" style:parent-style-name="_5f_Footer_20_page_20_impaire_20__28_D_29_">
      <style:paragraph-properties fo:text-align="start" style:justify-single-word="false"/>
      <style:text-properties officeooo:rsid="0104ebc9" officeooo:paragraph-rsid="0104ebc9"/>
    </style:style>
    <style:style style:name="P16" style:family="paragraph" style:parent-style-name="_5f_Footer_20_page_20_impaire_20__28_D_29_">
      <style:text-properties officeooo:paragraph-rsid="01316a8b"/>
    </style:style>
    <style:style style:name="P17" style:family="paragraph" style:parent-style-name="_5f_Footer_20_page_20_impaire_20__28_D_29_"/>
    <style:style style:name="P18" style:family="paragraph" style:parent-style-name="_5f_Footer_20_page_20_paire_20__28_G_29_">
      <style:paragraph-properties fo:text-align="end" style:justify-single-word="false"/>
      <style:text-properties officeooo:rsid="0104ebc9" officeooo:paragraph-rsid="0104ebc9"/>
    </style:style>
    <style:style style:name="P19" style:family="paragraph" style:parent-style-name="_5f_Footer_20_page_20_paire_20__28_G_29_">
      <style:paragraph-properties fo:text-align="end" style:justify-single-word="false"/>
      <style:text-properties officeooo:paragraph-rsid="013b50d8"/>
    </style:style>
    <style:style style:name="P20" style:family="paragraph" style:parent-style-name="_5f_Footer_20_page_20_paire_20__28_G_29_">
      <style:paragraph-properties fo:text-align="end" style:justify-single-word="false"/>
      <style:text-properties officeooo:paragraph-rsid="01397109"/>
    </style:style>
    <style:style style:name="P21" style:family="paragraph" style:parent-style-name="_5f_Footer_20_page_20_paire_20__28_G_29_">
      <style:paragraph-properties fo:text-align="end" style:justify-single-word="false"/>
      <style:text-properties officeooo:paragraph-rsid="0135ac9e"/>
    </style:style>
    <style:style style:name="P22" style:family="paragraph" style:parent-style-name="_5f_Footer_20_page_20_paire_20__28_G_29_">
      <style:paragraph-properties fo:text-align="end" style:justify-single-word="false"/>
      <style:text-properties officeooo:paragraph-rsid="01336347"/>
    </style:style>
    <style:style style:name="P23" style:family="paragraph" style:parent-style-name="_5f_Footer_20_page_20_paire_20__28_G_29_">
      <style:text-properties officeooo:paragraph-rsid="013b50d8"/>
    </style:style>
    <style:style style:name="P24" style:family="paragraph" style:parent-style-name="_5f_Footer_20_page_20_paire_20__28_G_29_">
      <style:text-properties officeooo:paragraph-rsid="01397109"/>
    </style:style>
    <style:style style:name="P25" style:family="paragraph" style:parent-style-name="_5f_Footer_20_page_20_paire_20__28_G_29_">
      <style:text-properties officeooo:paragraph-rsid="0135ac9e"/>
    </style:style>
    <style:style style:name="P26" style:family="paragraph" style:parent-style-name="_5f_Footer_20_page_20_paire_20__28_G_29_">
      <style:text-properties officeooo:paragraph-rsid="01336347"/>
    </style:style>
    <style:style style:name="P27" style:family="paragraph" style:parent-style-name="_5f_Footer_20_page_20_paire_20__28_G_29_">
      <style:text-properties officeooo:paragraph-rsid="01316a8b"/>
    </style:style>
    <style:style style:name="P28" style:family="paragraph" style:parent-style-name="_5f_Footer_20_page_20_paire_20__28_G_29_"/>
    <style:style style:name="P29" style:family="paragraph" style:parent-style-name="_5f_Footer_20_page_20_paire_20__28_G_29_">
      <style:paragraph-properties fo:text-align="end" style:justify-single-word="false"/>
      <style:text-properties officeooo:rsid="00d9449a" officeooo:paragraph-rsid="00d9449a"/>
    </style:style>
    <style:style style:name="P30" style:family="paragraph" style:parent-style-name="_5f_Header_20_G_20_page_20_impaire_20__28_D_29_">
      <style:text-properties fo:font-variant="small-caps" fo:color="#1ca2b8" loext:opacity="100%" style:font-name="Bitstream Vera Sans3" fo:font-size="16pt" fo:font-style="normal" fo:text-shadow="none" fo:font-weight="bold" officeooo:rsid="00fc60e2" officeooo:paragraph-rsid="00fc60e2"/>
    </style:style>
    <style:style style:name="P31" style:family="paragraph" style:parent-style-name="_5f_Header_20_G_20_page_20_paire_20__28_G_29_">
      <style:paragraph-properties fo:text-align="start" style:justify-single-word="false"/>
      <style:text-properties fo:font-variant="small-caps" fo:color="#1ca2b8" loext:opacity="100%" style:font-name="Bitstream Vera Sans3" fo:font-size="16pt" fo:font-style="normal" fo:text-shadow="none" fo:font-weight="bold" officeooo:rsid="00ff1fa1" officeooo:paragraph-rsid="00ff1fa1"/>
    </style:style>
    <style:style style:name="P32" style:family="paragraph" style:parent-style-name="_5f_Header_20_G_20_page_20_paire_20__28_G_29_">
      <style:text-properties fo:font-variant="small-caps" fo:color="#1ca2b8" loext:opacity="100%" style:font-name="Bitstream Vera Sans3" fo:font-size="16pt" fo:font-style="normal" fo:text-shadow="none" fo:font-weight="bold" officeooo:rsid="00d6844f" officeooo:paragraph-rsid="00d6844f"/>
    </style:style>
    <style:style style:name="P33" style:family="paragraph" style:parent-style-name="_5f_Paragraphe_5f_Bullet" style:list-style-name="List_20_1"/>
    <style:style style:name="P34" style:family="paragraph" style:parent-style-name="_5f_Paragraphe_5f_avec_5f_Num_5f_Question" style:list-style-name="_5f_Numérotation_20_des_20_exercices"/>
    <style:style style:name="P35" style:family="paragraph" style:parent-style-name="_5f_Paragraphe_5f_avec_5f_Num_5f_Question" style:list-style-name="_5f_Numérotation_20_des_20_exercices">
      <style:text-properties officeooo:paragraph-rsid="00db2be0"/>
    </style:style>
    <style:style style:name="P36" style:family="paragraph" style:parent-style-name="_5f_Paragraphe_5f_avec_5f_Num_5f_Question" style:list-style-name="_5f_Numérotation_20_des_20_exercices">
      <style:text-properties officeooo:paragraph-rsid="00d9449a"/>
    </style:style>
    <style:style style:name="P37" style:family="paragraph" style:parent-style-name="_5f_Paragraphe_5f_avec_5f_Num_5f_Question" style:list-style-name=""/>
    <style:style style:name="P38" style:family="paragraph" style:parent-style-name="_5f_Paragraphe_5f_avec_5f_Num_5f_Question" style:list-style-name="">
      <style:paragraph-properties fo:break-before="column"/>
    </style:style>
    <style:style style:name="P39" style:family="paragraph" style:parent-style-name="_5f_Paragraphe_5f_avec_5f_Num_5f_Question" style:list-style-name="_5f_Numérotation_20_des_20_exercices">
      <style:paragraph-properties fo:text-align="start" style:justify-single-word="false"/>
    </style:style>
    <style:style style:name="P40" style:family="paragraph" style:parent-style-name="_5f_Premier_5f_Titre_5f_Exercices_5f_avec_5f_Num_5f_Exo_5f_sans_5f_Titre" style:list-style-name="_5f_Numérotation_20_des_20_exercices" style:master-page-name="SERIE_5f_Geometrie_5f_CLR_5f_1ca2b8_5f_2col">
      <style:paragraph-properties style:page-number="auto"/>
    </style:style>
    <style:style style:name="P41" style:family="paragraph" style:parent-style-name="_5f_Premier_5f_Titre_5f_Exercices_5f_avec_5f_Num_5f_Exo_5f_sans_5f_Titre" style:list-style-name="_5f_Numérotation_20_des_20_exercices">
      <style:paragraph-properties fo:text-align="start" style:justify-single-word="false" fo:break-before="column"/>
    </style:style>
    <style:style style:name="P42" style:family="paragraph" style:parent-style-name="_5f_Titre_5f_Exercices_5f_avec_5f_Titre" style:list-style-name="_5f_Numérotation_20_des_20_exercices"/>
    <style:style style:name="P43" style:family="paragraph" style:parent-style-name="_5f_Titre_5f_Exercices_5f_avec_5f_Titre" style:list-style-name="_5f_Numérotation_20_des_20_exercices" style:master-page-name="SERIE_5f_Geometrie_5f_CLR_5f_1ca2b8_5f_2col">
      <style:paragraph-properties style:page-number="auto"/>
    </style:style>
    <style:style style:name="P44" style:family="paragraph" style:parent-style-name="_5f_Titre_5f_Exercices_5f_sans_5f_Titre" style:list-style-name="_5f_Numérotation_20_des_20_exercices"/>
    <style:style style:name="P45" style:family="paragraph" style:parent-style-name="_5f_Titre_5f_Exercices_5f_sans_5f_Titre" style:list-style-name=""/>
    <style:style style:name="P46" style:family="paragraph">
      <style:paragraph-properties fo:text-align="center"/>
    </style:style>
    <style:style style:name="P47"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48" style:family="paragraph">
      <loext:graphic-properties draw:fill="solid" draw:fill-color="#7fb241"/>
    </style:style>
    <style:style style:name="P49"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50"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P5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fo:hyphenate="false"/>
    </style:style>
    <style:style style:name="P52" style:family="paragraph">
      <style:paragraph-properties fo:margin-left="0cm" fo:margin-right="0cm" fo:margin-top="0cm" fo:margin-bottom="0cm" fo:line-height="100%" fo:text-indent="0cm"/>
    </style:style>
    <style:style style:name="P53"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6" fo:font-size="10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54" style:family="paragraph">
      <loext:graphic-properties draw:fill="solid" draw:fill-color="#ffff00"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55"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P56"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7"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3"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fo:hyphenate="false"/>
    </style:style>
    <style:style style:name="P58"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SimSun3"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fo:hyphenate="false"/>
    </style:style>
    <style:style style:name="P59"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6" fo:font-size="10pt" fo:font-style="normal" fo:text-shadow="none" style:text-underline-style="none" fo:font-weight="normal" style:text-underline-mode="continuous" style:text-overline-mode="continuous" style:text-line-through-mode="continuous" style:letter-kerning="true" style:font-name-asian="SimSun3" style:font-size-asian="18pt" style:font-style-asian="normal" style:font-weight-asian="normal" style:font-name-complex="Tahoma2" style:font-size-complex="18pt" style:font-style-complex="normal" style:font-weight-complex="normal" style:text-emphasize="none" style:text-scale="100%" style:font-relief="none"/>
    </style:style>
    <style:style style:name="P6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61"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P62"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6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64"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Bitstream Vera Sans1" style:font-size-asian="9pt" style:font-style-asian="normal" style:font-weight-asian="normal" style:font-name-complex="Bitstream Vera Sans1" style:font-size-complex="9pt" style:font-style-complex="normal" style:font-weight-complex="normal" style:text-emphasize="none" style:text-scale="100%" style:font-relief="none"/>
    </style:style>
    <style:style style:name="P65"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66"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67"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1" style:font-size-asian="9pt" style:font-style-asian="normal" style:font-weight-asian="normal" style:font-name-complex="Times New Roman1" style:font-size-complex="9pt" style:font-style-complex="normal" style:font-weight-complex="normal" style:text-emphasize="none" style:text-scale="100%" style:font-relief="none"/>
    </style:style>
    <style:style style:name="P6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6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P70"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71"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72"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P7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74" style:family="paragraph">
      <loext:graphic-properties draw:fill="none" draw:fill-color="#fffff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7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76" style:family="paragraph">
      <loext:graphic-properties draw:fill="solid" draw:fill-color="#9d0f89"/>
    </style:style>
    <style:style style:name="P77" style:family="paragraph">
      <loext:graphic-properties draw:fill="solid" draw:fill-color="#1ca2b8"/>
    </style:style>
    <style:style style:name="P78" style:family="paragraph">
      <loext:graphic-properties draw:fill="solid" draw:fill-color="#d7e12c"/>
    </style:style>
    <style:style style:name="P7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7fb241" loext:opacity="100%" style:font-name="Bitstream Vera Sans6" fo:font-size="16pt" fo:font-weight="bold"/>
    </style:style>
    <style:style style:name="T2" style:family="text">
      <style:text-properties fo:font-variant="small-caps" fo:color="#7fb241" loext:opacity="100%" style:font-name="Bitstream Vera Sans6" fo:font-size="16pt" fo:font-weight="bold" officeooo:rsid="0021cde5"/>
    </style:style>
    <style:style style:name="T3" style:family="text">
      <style:text-properties fo:font-variant="small-caps" fo:color="#7fb241" loext:opacity="100%" style:font-name="Bitstream Vera Sans6" fo:font-size="16pt" fo:font-weight="bold" officeooo:rsid="02768590"/>
    </style:style>
    <style:style style:name="T4" style:family="text">
      <style:text-properties fo:font-variant="small-caps" fo:color="#1ca2b8" loext:opacity="100%" style:font-name="Bitstream Vera Sans3" fo:font-size="16pt" fo:font-style="normal" fo:text-shadow="none" fo:font-weight="bold"/>
    </style:style>
    <style:style style:name="T5" style:family="text">
      <style:text-properties fo:font-variant="small-caps" fo:color="#1ca2b8" loext:opacity="100%" style:font-name="Bitstream Vera Sans3" fo:font-size="16pt" fo:font-style="normal" fo:text-shadow="none" fo:font-weight="bold" officeooo:rsid="0334510d"/>
    </style:style>
    <style:style style:name="T6" style:family="text">
      <style:text-properties fo:font-size="16pt" officeooo:rsid="00fe4814" style:font-size-asian="16pt" style:font-size-complex="16pt"/>
    </style:style>
    <style:style style:name="T7" style:family="text">
      <style:text-properties style:use-window-font-color="true" loext:opacity="0%" fo:font-style="normal" fo:font-weight="normal" style:font-size-asian="10pt" style:font-style-asian="normal" style:font-weight-asian="normal" style:font-size-complex="10pt" style:font-style-complex="normal" style:font-weight-complex="normal"/>
    </style:style>
    <style:style style:name="T8" style:family="text">
      <style:text-properties style:use-window-font-color="true" loext:opacity="0%" fo:font-style="normal" fo:font-weight="normal" officeooo:rsid="00cadfa6" style:font-size-asian="10pt" style:font-style-asian="normal" style:font-weight-asian="normal" style:font-size-complex="10pt" style:font-style-complex="normal" style:font-weight-complex="normal"/>
    </style:style>
    <style:style style:name="T9" style:family="text">
      <style:text-properties style:use-window-font-color="true" loext:opacity="0%" style:font-size-asian="10pt" style:font-size-complex="10pt"/>
    </style:style>
    <style:style style:name="T10" style:family="text">
      <style:text-properties style:use-window-font-color="true" loext:opacity="0%" officeooo:rsid="00dab3cc" style:font-size-asian="10pt" style:font-size-complex="10pt"/>
    </style:style>
    <style:style style:name="T11" style:family="text">
      <style:text-properties style:use-window-font-color="true" loext:opacity="0%" style:font-name="Bitstream Vera Sans5" style:font-size-asian="10pt" style:font-size-complex="10pt"/>
    </style:style>
    <style:style style:name="T12" style:family="text">
      <style:text-properties style:text-position="0% 100%" style:font-name-asian="OpenSymbol1" style:font-size-asian="10pt" style:font-style-asian="normal" style:font-name-complex="OpenSymbol1" style:font-size-complex="10pt" style:font-style-complex="normal"/>
    </style:style>
    <style:style style:name="T13" style:family="text">
      <style:text-properties style:text-position="0% 100%" fo:font-style="normal" style:font-name-asian="OpenSymbol1" style:font-size-asian="10pt" style:font-style-asian="normal" style:font-name-complex="OpenSymbol1" style:font-size-complex="10pt" style:font-style-complex="normal"/>
    </style:style>
    <style:style style:name="T14" style:family="text">
      <style:text-properties fo:font-weight="normal" style:font-size-asian="10pt" style:font-weight-asian="normal" style:font-size-complex="10pt" style:font-weight-complex="normal"/>
    </style:style>
    <style:style style:name="T15" style:family="text">
      <style:text-properties fo:font-weight="normal" officeooo:rsid="00cadfa6" style:font-size-asian="10pt" style:font-weight-asian="normal" style:font-size-complex="10pt" style:font-weight-complex="normal"/>
    </style:style>
    <style:style style:name="T16" style:family="text">
      <style:text-properties fo:font-weight="normal" officeooo:rsid="00d544e7" fo:background-color="#ffff00" loext:char-shading-value="0" style:font-weight-asian="normal" style:font-weight-complex="normal"/>
    </style:style>
    <style:style style:name="T17" style:family="text">
      <style:text-properties fo:font-weight="normal" officeooo:rsid="00db4d4f" fo:background-color="#ffff00" loext:char-shading-value="0" style:font-weight-asian="normal" style:font-weight-complex="normal"/>
    </style:style>
    <style:style style:name="T18" style:family="text">
      <style:text-properties officeooo:rsid="00d4290a"/>
    </style:style>
    <style:style style:name="T19" style:family="text">
      <style:text-properties style:font-size-asian="10pt" style:font-size-complex="10pt"/>
    </style:style>
    <style:style style:name="T20" style:family="text">
      <style:text-properties officeooo:rsid="00d4290a" style:font-size-asian="10pt" style:font-size-complex="10pt"/>
    </style:style>
    <style:style style:name="T21" style:family="text">
      <style:text-properties style:font-name="OpenSymbol2" fo:font-style="normal" style:font-name-asian="OpenSymbol2" style:font-size-asian="10pt" style:font-style-asian="normal" style:font-name-complex="OpenSymbol2" style:font-size-complex="10pt" style:font-style-complex="normal"/>
    </style:style>
    <style:style style:name="T22" style:family="text">
      <style:text-properties style:font-name="OpenSymbol2" fo:font-style="normal" officeooo:rsid="00d4290a" style:font-name-asian="OpenSymbol2" style:font-size-asian="10pt" style:font-style-asian="normal" style:font-name-complex="OpenSymbol2" style:font-size-complex="10pt" style:font-style-complex="normal"/>
    </style:style>
    <style:style style:name="T23" style:family="text">
      <style:text-properties fo:color="#b3b3b3" loext:opacity="100%" fo:font-size="10pt" style:font-size-asian="10pt" style:font-size-complex="10pt"/>
    </style:style>
    <style:style style:name="T24" style:family="text">
      <style:text-properties officeooo:rsid="00d90fc9" fo:background-color="#ffff00" loext:char-shading-value="0"/>
    </style:style>
    <style:style style:name="T25" style:family="text">
      <style:text-properties officeooo:rsid="00d90fc9"/>
    </style:style>
    <style:style style:name="T26" style:family="text">
      <style:text-properties officeooo:rsid="00d9449a"/>
    </style:style>
    <style:style style:name="T27" style:family="text"/>
    <style:style style:name="T28" style:family="text">
      <style:text-properties fo:color="#ffffff" loext:opacity="100%" style:font-name="Bitstream Vera Sans1" fo:font-size="16pt" fo:font-weight="bold" style:font-size-asian="16pt" style:font-weight-asian="bold" style:font-size-complex="16pt" style:font-weight-complex="bold"/>
    </style:style>
    <style:style style:name="T29"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style>
    <style:style style:name="T30"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SimSun3" style:font-size-asian="18pt" style:font-style-asian="normal" style:font-weight-asian="normal" style:font-name-complex="Tahoma2" style:font-size-complex="18pt" style:font-style-complex="normal" style:font-weight-complex="normal" style:text-emphasize="none" style:font-relief="none"/>
    </style:style>
    <style:style style:name="T31" style:family="text">
      <style:text-properties style:use-window-font-color="true" loext:opacity="0%" style:text-outline="false" style:text-line-through-style="none" style:text-line-through-type="none" style:text-position="0% 100%" style:font-name="Bitstream Vera Sans6"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h" style:country-asian="CN" style:font-style-asian="normal" style:font-weight-asian="normal" style:font-name-complex="Tahoma2" style:font-size-complex="18pt" style:language-complex="hi" style:country-complex="IN" style:font-style-complex="normal" style:font-weight-complex="normal" style:text-emphasize="none" style:text-scale="100%" style:font-relief="none"/>
    </style:style>
    <style:style style:name="T32" style:family="text">
      <style:text-properties fo:color="#000000" loext:opacity="100%" style:text-outline="false" style:text-line-through-style="none" style:text-line-through-type="none" style:font-name="Bitstream Vera Sans6" fo:font-size="10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T33" style:family="text">
      <style:text-properties fo:color="#000000" loext:opacity="10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T34"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Bitstream Vera Sans1" style:font-size-asian="9pt" style:font-style-asian="normal" style:font-weight-asian="normal" style:font-name-complex="Bitstream Vera Sans1" style:font-size-complex="9pt" style:font-style-complex="normal" style:font-weight-complex="normal" style:text-emphasize="none" style:text-scale="100%" style:font-relief="none"/>
    </style:style>
    <style:style style:name="T35" style:family="text">
      <style:text-properties fo:color="#000000" loext:opacity="10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36"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37"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1" style:font-size-asian="9pt" style:font-style-asian="normal" style:font-weight-asian="normal" style:font-name-complex="Times New Roman1" style:font-size-complex="9pt" style:font-style-complex="normal" style:font-weight-complex="normal" style:text-emphasize="none" style:text-scale="100%" style:font-relief="none"/>
    </style:style>
    <style:style style:name="T3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39"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T40"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41" style:family="text">
      <style:text-properties fo:color="#000000" loext:opacity="10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42"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T43" style:family="text">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44" style:family="text">
      <style:text-properties style:use-window-font-color="true" loext:opacity="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9" style:family="graphic">
      <style:graphic-properties draw:stroke="solid" draw:stroke-dash="Dashed_20__28_var_29__20_730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solid" draw:stroke-dash="Dashed_20__28_var_29__20_730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none" draw:stroke-dash="Dashed_20__28_var_29__20_7302" svg:stroke-width="0cm" svg:stroke-color="#000000" draw:marker-start="" draw:marker-start-width="0.3cm" draw:marker-start-center="false" draw:marker-end="" draw:marker-end-width="0.3cm" draw:marker-end-center="false" draw:fill="none" draw:fill-color="#99ccff"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12" style:family="graphic">
      <style:graphic-properties draw:stroke="none" draw:stroke-dash="Dashed_20__28_var_29__20_7303" svg:stroke-width="0cm" svg:stroke-color="#000000" draw:marker-start="" draw:marker-start-width="0.3cm" draw:marker-start-center="false" draw:marker-end="" draw:marker-end-width="0.3cm" draw:marker-end-center="false" draw:fill="none" draw:fill-color="#99ccff" draw:auto-grow-height="true" draw:auto-grow-width="true" fo:min-height="0.413cm" fo:min-width="0.965cm" fo:padding-top="0cm" fo:padding-bottom="0cm" fo:padding-left="0cm" fo:padding-right="0cm" draw:shadow="hidden" draw:shadow-offset-x="0.3cm" draw:shadow-offset-y="0.3cm" draw:shadow-color="#808080" style:run-through="foreground"/>
      <style:paragraph-properties style:writing-mode="lr-tb"/>
    </style:style>
    <style:style style:name="gr13" style:family="graphic">
      <style:graphic-properties draw:stroke="none" draw:stroke-dash="Dashed_20__28_var_29__20_7304"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14" style:family="graphic">
      <style:graphic-properties draw:stroke="none" draw:stroke-dash="Dashed_20__28_var_29__20_7305" svg:stroke-width="0cm" svg:stroke-color="#000000" draw:marker-start="" draw:marker-start-width="0.3cm" draw:marker-start-center="false" draw:marker-end="" draw:marker-end-width="0.3cm" draw:marker-end-center="false" draw:fill="none" draw:fill-color="#99ccff" draw:auto-grow-height="true" draw:auto-grow-width="true" fo:min-height="0.413cm" fo:min-width="0.228cm" fo:padding-top="0cm" fo:padding-bottom="0cm" fo:padding-left="0cm" fo:padding-right="0cm" draw:shadow="hidden" draw:shadow-offset-x="0.3cm" draw:shadow-offset-y="0.3cm" draw:shadow-color="#808080" style:run-through="foreground"/>
      <style:paragraph-properties style:writing-mode="lr-tb"/>
    </style:style>
    <style:style style:name="gr15" style:family="graphic">
      <style:graphic-properties draw:stroke="none" draw:stroke-dash="Dashed_20__28_var_29__20_7306" svg:stroke-width="0cm" svg:stroke-color="#000000" draw:marker-start="" draw:marker-start-width="0.3cm" draw:marker-start-center="false" draw:marker-end="" draw:marker-end-width="0.3cm" draw:marker-end-center="false" draw:fill="none" draw:fill-color="#99ccff" draw:auto-grow-height="true" draw:auto-grow-width="true" fo:min-height="0.413cm" fo:min-width="0.236cm" fo:padding-top="0cm" fo:padding-bottom="0cm" fo:padding-left="0cm" fo:padding-right="0cm" draw:shadow="hidden" draw:shadow-offset-x="0.3cm" draw:shadow-offset-y="0.3cm" draw:shadow-color="#808080" style:run-through="foreground"/>
      <style:paragraph-properties style:writing-mode="lr-tb"/>
    </style:style>
    <style:style style:name="gr16" style:family="graphic">
      <style:graphic-properties draw:stroke="none" draw:stroke-dash="Dashed_20__28_var_29__20_7307" svg:stroke-width="0cm" svg:stroke-color="#000000" draw:marker-start="" draw:marker-start-width="0.3cm" draw:marker-start-center="false" draw:marker-end="" draw:marker-end-width="0.3cm" draw:marker-end-center="false" draw:fill="none" draw:fill-color="#99ccff" draw:auto-grow-height="true" draw:auto-grow-width="true" fo:min-height="0.413cm" fo:min-width="0.25cm" fo:padding-top="0cm" fo:padding-bottom="0cm" fo:padding-left="0cm" fo:padding-right="0cm" draw:shadow="hidden" draw:shadow-offset-x="0.3cm" draw:shadow-offset-y="0.3cm" draw:shadow-color="#808080" style:run-through="foreground"/>
      <style:paragraph-properties style:writing-mode="lr-tb"/>
    </style:style>
    <style:style style:name="gr17" style:family="graphic">
      <style:graphic-properties draw:stroke="none" svg:stroke-width="0.019cm" svg:stroke-color="#000000" draw:marker-start="" draw:marker-start-width="0.33cm" draw:marker-start-center="false" draw:marker-end="" draw:marker-end-width="0.33cm" draw:marker-end-center="false" draw:fill="solid" draw:fill-color="#ffff00" draw:fill-image-width="0cm" draw:fill-image-height="0cm"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Dashed_20__28_var_29__20_7391"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63cm" fo:padding-top="0cm" fo:padding-bottom="0cm" fo:padding-left="0cm" fo:padding-right="0cm" draw:shadow="hidden" draw:shadow-offset-x="0.3cm" draw:shadow-offset-y="0.3cm" draw:shadow-color="#808080" style:run-through="foreground"/>
      <style:paragraph-properties style:writing-mode="lr-tb"/>
    </style:style>
    <style:style style:name="gr20" style:family="graphic">
      <style:graphic-properties draw:stroke="none" draw:stroke-dash="Dashed_20__28_var_29__20_7392"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21" style:family="graphic">
      <style:graphic-properties draw:stroke="none" draw:stroke-dash="Dashed_20__28_var_29__20_7393"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22" style:family="graphic">
      <style:graphic-properties draw:stroke="none" draw:stroke-dash="Dashed_20__28_var_29__20_7394"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23" style:family="graphic">
      <style:graphic-properties draw:stroke="none" draw:stroke-dash="Dashed_20__28_var_29__20_7395"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24" style:family="graphic">
      <style:graphic-properties draw:stroke="none" draw:stroke-dash="Dashed_20__28_var_29__20_7396"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5cm" fo:padding-top="0cm" fo:padding-bottom="0cm" fo:padding-left="0cm" fo:padding-right="0cm" draw:shadow="hidden" draw:shadow-offset-x="0.3cm" draw:shadow-offset-y="0.3cm" draw:shadow-color="#808080" style:run-through="foreground"/>
      <style:paragraph-properties style:writing-mode="lr-tb"/>
    </style:style>
    <style:style style:name="gr25" style:family="graphic">
      <style:graphic-properties draw:stroke="none" draw:stroke-dash="Dashed_20__28_var_29__20_7397"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26" style:family="graphic">
      <style:graphic-properties draw:stroke="none" draw:stroke-dash="Dashed_20__28_var_29__20_7398"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27" style:family="graphic">
      <style:graphic-properties draw:stroke="none" draw:stroke-dash="Dashed_20__28_var_29__20_7399"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28" style:family="graphic">
      <style:graphic-properties draw:stroke="none" draw:stroke-dash="Dashed_20__28_var_29__20_7400"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109cm" fo:padding-top="0cm" fo:padding-bottom="0cm" fo:padding-left="0cm" fo:padding-right="0cm" draw:shadow="hidden" draw:shadow-offset-x="0.3cm" draw:shadow-offset-y="0.3cm" draw:shadow-color="#808080" style:run-through="foreground"/>
      <style:paragraph-properties style:writing-mode="lr-tb"/>
    </style:style>
    <style:style style:name="gr29" style:family="graphic">
      <style:graphic-properties draw:stroke="none" draw:stroke-dash="Dashed_20__28_var_29__20_7401"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7cm" fo:padding-top="0cm" fo:padding-bottom="0cm" fo:padding-left="0cm" fo:padding-right="0cm" draw:shadow="hidden" draw:shadow-offset-x="0.3cm" draw:shadow-offset-y="0.3cm" draw:shadow-color="#808080" style:run-through="foreground"/>
      <style:paragraph-properties style:writing-mode="lr-tb"/>
    </style:style>
    <style:style style:name="gr30" style:family="graphic">
      <style:graphic-properties draw:stroke="none" draw:stroke-dash="Dashed_20__28_var_29__20_7402"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79cm" fo:padding-top="0cm" fo:padding-bottom="0cm" fo:padding-left="0cm" fo:padding-right="0cm" draw:shadow="hidden" draw:shadow-offset-x="0.3cm" draw:shadow-offset-y="0.3cm" draw:shadow-color="#808080" style:run-through="foreground"/>
      <style:paragraph-properties style:writing-mode="lr-tb"/>
    </style:style>
    <style:style style:name="gr31" style:family="graphic">
      <style:graphic-properties draw:stroke="none" draw:stroke-dash="Dashed_20__28_var_29__20_7403"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32" style:family="graphic">
      <style:graphic-properties draw:stroke="none" draw:stroke-dash="Dashed_20__28_var_29__20_7404"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33" style:family="graphic">
      <style:graphic-properties draw:stroke="none" draw:stroke-dash="Dashed_20__28_var_29__20_7405"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34" style:family="graphic">
      <style:graphic-properties draw:stroke="none" draw:stroke-dash="Dashed_20__28_var_29__20_7406"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82cm" fo:padding-top="0cm" fo:padding-bottom="0cm" fo:padding-left="0cm" fo:padding-right="0cm" draw:shadow="hidden" draw:shadow-offset-x="0.3cm" draw:shadow-offset-y="0.3cm" draw:shadow-color="#808080" style:run-through="foreground"/>
      <style:paragraph-properties style:writing-mode="lr-tb"/>
    </style:style>
    <style:style style:name="gr35" style:family="graphic">
      <style:graphic-properties draw:stroke="none" draw:stroke-dash="Dashed_20__28_var_29__20_7407"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309cm" fo:padding-top="0cm" fo:padding-bottom="0cm" fo:padding-left="0cm" fo:padding-right="0cm" draw:shadow="hidden" draw:shadow-offset-x="0.3cm" draw:shadow-offset-y="0.3cm" draw:shadow-color="#808080" style:run-through="foreground"/>
      <style:paragraph-properties style:writing-mode="lr-tb"/>
    </style:style>
    <style:style style:name="gr36" style:family="graphic">
      <style:graphic-properties draw:stroke="none" draw:stroke-dash="Dashed_20__28_var_29__20_7408" svg:stroke-width="0cm" svg:stroke-color="#000000" draw:marker-start="" draw:marker-start-width="0.3cm" draw:marker-start-center="false" draw:marker-end="" draw:marker-end-width="0.3cm" draw:marker-end-center="false" draw:fill="none" draw:fill-color="#99ccff" draw:textarea-vertical-align="middle" draw:auto-grow-height="true" draw:auto-grow-width="true" fo:min-height="0.413cm" fo:min-width="0.268cm" fo:padding-top="0cm" fo:padding-bottom="0cm" fo:padding-left="0cm" fo:padding-right="0cm" draw:shadow="hidden" draw:shadow-offset-x="0.3cm" draw:shadow-offset-y="0.3cm" draw:shadow-color="#808080" style:run-through="foreground"/>
      <style:paragraph-properties style:writing-mode="lr-tb"/>
    </style:style>
    <style:style style:name="gr37" style:family="graphic">
      <style:graphic-properties draw:stroke="solid" draw:stroke-dash="Dashed_20__28_var_29__20_731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 style:family="graphic">
      <style:graphic-properties draw:stroke="solid" draw:stroke-dash="Dashed_20__28_var_29__20_731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732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solid" draw:stroke-dash="Dashed_20__28_var_29__20_732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none" draw:stroke-dash="Dashed_20__28_var_29__20_7322"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6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 style:family="graphic">
      <style:graphic-properties draw:stroke="none" draw:stroke-dash="Dashed_20__28_var_29__20_7323"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 style:family="graphic">
      <style:graphic-properties draw:stroke="none" draw:stroke-dash="Dashed_20__28_var_29__20_7324"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1.214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 style:family="graphic">
      <style:graphic-properties draw:stroke="none" draw:stroke-dash="Dashed_20__28_var_29__20_7325"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06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 style:family="graphic">
      <style:graphic-properties draw:stroke="none" draw:stroke-dash="Dashed_20__28_var_29__20_7326"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6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 style:family="graphic">
      <style:graphic-properties draw:stroke="none" draw:stroke-dash="Dashed_20__28_var_29__20_7327"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4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 style:family="graphic">
      <style:graphic-properties draw:stroke="solid" draw:stroke-dash="Dashed_20__28_var_29__20_7308"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7309"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Dashed_20__28_var_29__20_7310"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731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731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none" draw:stroke-dash="Dashed_20__28_var_29__20_7313"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53" style:family="graphic">
      <style:graphic-properties draw:stroke="none" draw:stroke-dash="Dashed_20__28_var_29__20_7314"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741cm" fo:padding-top="0cm" fo:padding-bottom="0cm" fo:padding-left="0cm" fo:padding-right="0cm" draw:shadow="hidden" draw:shadow-offset-x="0.3cm" draw:shadow-offset-y="0.3cm" draw:shadow-color="#808080" style:run-through="foreground"/>
      <style:paragraph-properties style:writing-mode="lr-tb"/>
    </style:style>
    <style:style style:name="gr54" style:family="graphic">
      <style:graphic-properties draw:stroke="none" draw:stroke-dash="Dashed_20__28_var_29__20_7315"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894cm" fo:padding-top="0cm" fo:padding-bottom="0cm" fo:padding-left="0cm" fo:padding-right="0cm" draw:shadow="hidden" draw:shadow-offset-x="0.3cm" draw:shadow-offset-y="0.3cm" draw:shadow-color="#808080" style:run-through="foreground"/>
      <style:paragraph-properties style:writing-mode="lr-tb"/>
    </style:style>
    <style:style style:name="gr55" style:family="graphic">
      <style:graphic-properties draw:stroke="none" draw:stroke-dash="Dashed_20__28_var_29__20_5672"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219cm" fo:padding-top="0cm" fo:padding-bottom="0cm" fo:padding-left="0cm" fo:padding-right="0cm" draw:shadow="hidden" draw:shadow-offset-x="0.3cm" draw:shadow-offset-y="0.3cm" draw:shadow-color="#808080" style:run-through="foreground"/>
      <style:paragraph-properties style:writing-mode="lr-tb"/>
    </style:style>
    <style:style style:name="gr56" style:family="graphic">
      <style:graphic-properties draw:stroke="none" draw:stroke-dash="Dashed_20__28_var_29__20_7316"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365cm" fo:padding-top="0cm" fo:padding-bottom="0cm" fo:padding-left="0cm" fo:padding-right="0cm" draw:shadow="hidden" draw:shadow-offset-x="0.3cm" draw:shadow-offset-y="0.3cm" draw:shadow-color="#808080" style:run-through="foreground"/>
      <style:paragraph-properties style:writing-mode="lr-tb"/>
    </style:style>
    <style:style style:name="gr57" style:family="graphic">
      <style:graphic-properties draw:stroke="none" draw:stroke-dash="Dashed_20__28_var_29__20_7317" svg:stroke-width="0.019cm" svg:stroke-color="#000000" draw:marker-start="" draw:marker-start-width="0.229cm" draw:marker-start-center="false" draw:marker-end="" draw:marker-end-width="0.229cm" draw:marker-end-center="false" draw:fill="none" draw:fill-color="#99ccff" draw:textarea-vertical-align="middle" draw:auto-grow-height="true" draw:auto-grow-width="true" fo:min-height="0.413cm" fo:min-width="0.254cm" fo:padding-top="0cm" fo:padding-bottom="0cm" fo:padding-left="0cm" fo:padding-right="0cm" draw:shadow="hidden" draw:shadow-offset-x="0.3cm" draw:shadow-offset-y="0.3cm" draw:shadow-color="#808080" style:run-through="foreground"/>
      <style:paragraph-properties style:writing-mode="lr-tb"/>
    </style:style>
    <style:style style:name="gr58" style:family="graphic">
      <style:graphic-properties draw:stroke="solid" draw:stroke-dash="Dashed_20__28_var_29__20_7291"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solid" draw:stroke-dash="Dashed_20__28_var_29__20_7292"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7293"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none" draw:stroke-dash="Dashed_20__28_var_29__20_7294"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62" style:family="graphic">
      <style:graphic-properties draw:stroke="none" draw:stroke-dash="Dashed_20__28_var_29__20_7295" svg:stroke-width="0cm" svg:stroke-color="#000000" draw:marker-start="" draw:marker-start-width="0.3cm" draw:marker-start-center="false" draw:marker-end="" draw:marker-end-width="0.3cm" draw:marker-end-center="false" draw:fill="none" draw:fill-color="#99ccff"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63" style:family="graphic">
      <style:graphic-properties draw:stroke="none" draw:stroke-dash="Dashed_20__28_var_29__20_7296" svg:stroke-width="0cm" svg:stroke-color="#000000" draw:marker-start="" draw:marker-start-width="0.3cm" draw:marker-start-center="false" draw:marker-end="" draw:marker-end-width="0.3cm" draw:marker-end-center="false" draw:fill="none" draw:fill-color="#99ccff" draw:auto-grow-height="true" draw:auto-grow-width="true" fo:min-height="0.413cm" fo:min-width="1.214cm" fo:padding-top="0cm" fo:padding-bottom="0cm" fo:padding-left="0cm" fo:padding-right="0cm" draw:shadow="hidden" draw:shadow-offset-x="0.3cm" draw:shadow-offset-y="0.3cm" draw:shadow-color="#808080" style:run-through="foreground"/>
      <style:paragraph-properties style:writing-mode="lr-tb"/>
    </style:style>
    <style:style style:name="gr64" style:family="graphic">
      <style:graphic-properties draw:stroke="none" draw:stroke-dash="Dashed_20__28_var_29__20_7297"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65" style:family="graphic">
      <style:graphic-properties draw:stroke="solid" svg:stroke-width="0.019cm" svg:stroke-color="#000000" draw:marker-start="Dimension_20_Lines" draw:marker-start-width="0.199cm" draw:marker-start-center="false" draw:marker-end="Dimension_20_Lines"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6" style:family="graphic">
      <style:graphic-properties draw:stroke="none" draw:stroke-dash="Dashed_20__28_var_29__20_7298"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18cm" fo:padding-top="0cm" fo:padding-bottom="0cm" fo:padding-left="0cm" fo:padding-right="0cm" draw:shadow="hidden" draw:shadow-offset-x="0.3cm" draw:shadow-offset-y="0.3cm" draw:shadow-color="#808080" style:run-through="foreground"/>
      <style:paragraph-properties style:writing-mode="lr-tb"/>
    </style:style>
    <style:style style:name="gr67" style:family="graphic">
      <style:graphic-properties draw:stroke="none" draw:stroke-dash="Dashed_20__28_var_29__20_7299"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49cm" fo:padding-top="0cm" fo:padding-bottom="0cm" fo:padding-left="0cm" fo:padding-right="0cm" draw:shadow="hidden" draw:shadow-offset-x="0.3cm" draw:shadow-offset-y="0.3cm" draw:shadow-color="#808080" style:run-through="foreground"/>
      <style:paragraph-properties style:writing-mode="lr-tb"/>
    </style:style>
    <style:style style:name="gr68" style:family="graphic">
      <style:graphic-properties draw:stroke="solid" draw:stroke-dash="Dashed_20__28_var_29__20_7281"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7282"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7283" svg:stroke-width="0.019cm" svg:stroke-color="#000000"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728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none" draw:stroke-dash="Dashed_20__28_var_29__20_7285" svg:stroke-width="0cm" svg:stroke-color="#000000" draw:marker-start="" draw:marker-start-width="0.3cm" draw:marker-start-center="false" draw:marker-end="" draw:marker-end-width="0.3cm" draw:marker-end-center="false" draw:fill="none" draw:fill-color="#99ccff" draw:auto-grow-height="true" draw:auto-grow-width="true" fo:min-height="0.413cm" fo:min-width="0.63cm" fo:padding-top="0cm" fo:padding-bottom="0cm" fo:padding-left="0cm" fo:padding-right="0cm" draw:shadow="hidden" draw:shadow-offset-x="0.3cm" draw:shadow-offset-y="0.3cm" draw:shadow-color="#808080" style:run-through="foreground"/>
      <style:paragraph-properties style:writing-mode="lr-tb"/>
    </style:style>
    <style:style style:name="gr73" style:family="graphic">
      <style:graphic-properties draw:stroke="none" draw:stroke-dash="Dashed_20__28_var_29__20_7286"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74" style:family="graphic">
      <style:graphic-properties draw:stroke="none" draw:stroke-dash="Dashed_20__28_var_29__20_7287" svg:stroke-width="0cm" svg:stroke-color="#000000" draw:marker-start="" draw:marker-start-width="0.3cm" draw:marker-start-center="false" draw:marker-end="" draw:marker-end-width="0.3cm" draw:marker-end-center="false" draw:fill="none" draw:fill-color="#99ccff" draw:auto-grow-height="true"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75" style:family="graphic">
      <style:graphic-properties draw:stroke="none" draw:stroke-dash="Dashed_20__28_var_29__20_7288" svg:stroke-width="0cm" svg:stroke-color="#000000" draw:marker-start="" draw:marker-start-width="0.3cm" draw:marker-start-center="false" draw:marker-end=""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76" style:family="graphic">
      <style:graphic-properties draw:stroke="none" draw:stroke-dash="Dashed_20__28_var_29__20_7289"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17cm" fo:padding-top="0cm" fo:padding-bottom="0cm" fo:padding-left="0cm" fo:padding-right="0cm" draw:shadow="hidden" draw:shadow-offset-x="0.3cm" draw:shadow-offset-y="0.3cm" draw:shadow-color="#808080" style:run-through="foreground"/>
      <style:paragraph-properties style:writing-mode="lr-tb"/>
    </style:style>
    <style:style style:name="gr77" style:family="graphic">
      <style:graphic-properties draw:stroke="none" draw:stroke-dash="Dashed_20__28_var_29__20_7290" svg:stroke-width="0cm" svg:stroke-color="#000000" draw:marker-start="" draw:marker-start-width="0.3cm" draw:marker-start-center="false" draw:marker-end="" draw:marker-end-width="0.3cm" draw:marker-end-center="false" draw:fill="none" draw:fill-color="#99ccff" draw:textarea-horizontal-align="left"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78" style:family="graphic">
      <style:graphic-properties style:run-through="foreground" style:wrap="none" style:vertical-pos="middle" style:vertical-rel="baseline" style:horizontal-pos="from-left" style:horizontal-rel="paragraph" draw:wrap-influence-on-position="once-concurrent" loext:allow-overlap="true" style:flow-with-text="false"/>
    </style:style>
    <style:style style:name="gr79"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06cm" draw:shadow="hidden" draw:shadow-offset-x="0.3cm" draw:shadow-offset-y="0.3cm" draw:shadow-color="#808080" style:run-through="foreground"/>
      <style:paragraph-properties style:writing-mode="lr-tb"/>
    </style:style>
    <style:style style:name="gr80" style:family="graphic">
      <style:graphic-properties draw:stroke="none" svg:stroke-width="0.019cm" svg:stroke-color="#000000" draw:marker-start-width="0.03cm" draw:marker-start-center="false" draw:marker-end-width="0.03cm" draw:marker-end-center="false" draw:fill="none" draw:fill-color="#00b8ff" draw:textarea-horizontal-align="center" draw:textarea-vertical-align="middle" draw:shadow="hidden" draw:shadow-offset-x="0.3cm" draw:shadow-offset-y="0.3cm" draw:shadow-color="#808080" style:run-through="foreground"/>
    </style:style>
    <style:style style:name="gr81" style:family="graphic">
      <style:graphic-properties draw:stroke="solid" svg:stroke-width="0.019cm" svg:stroke-color="#000000" draw:marker-start-width="0.03cm" draw:marker-start-center="false" draw:marker-end-width="0.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2"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15cm" draw:shadow="hidden" draw:shadow-offset-x="0.3cm" draw:shadow-offset-y="0.3cm" draw:shadow-color="#808080" style:run-through="foreground"/>
      <style:paragraph-properties style:writing-mode="lr-tb"/>
    </style:style>
    <style:style style:name="gr83"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66cm" draw:shadow="hidden" draw:shadow-offset-x="0.3cm" draw:shadow-offset-y="0.3cm" draw:shadow-color="#808080" style:run-through="foreground"/>
      <style:paragraph-properties style:writing-mode="lr-tb"/>
    </style:style>
    <style:style style:name="gr84"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45cm" draw:shadow="hidden" draw:shadow-offset-x="0.3cm" draw:shadow-offset-y="0.3cm" draw:shadow-color="#808080" style:run-through="foreground"/>
      <style:paragraph-properties style:writing-mode="lr-tb"/>
    </style:style>
    <style:style style:name="gr85" style:family="graphic">
      <style:graphic-properties draw:stroke="solid" svg:stroke-width="0.019cm" svg:stroke-color="#000000" draw:marker-start-width="0.03cm" draw:marker-start-center="false" draw:marker-end-width="0.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6"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1.212cm" draw:shadow="hidden" draw:shadow-offset-x="0.3cm" draw:shadow-offset-y="0.3cm" draw:shadow-color="#808080" style:run-through="foreground"/>
      <style:paragraph-properties style:writing-mode="lr-tb"/>
    </style:style>
    <style:style style:name="gr8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63cm" draw:shadow="hidden" draw:shadow-offset-x="0.3cm" draw:shadow-offset-y="0.3cm" draw:shadow-color="#808080" style:run-through="foreground"/>
      <style:paragraph-properties style:writing-mode="lr-tb"/>
    </style:style>
    <style:style style:name="gr88"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89" style:family="graphic">
      <style:graphic-properties draw:stroke="solid" svg:stroke-width="0.019cm" svg:stroke-color="#000000" draw:marker-start-width="0.319cm" draw:marker-start-center="false" draw:marker-end-width="0.31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7cm" fo:min-width="0.312cm" draw:shadow="hidden" draw:shadow-offset-x="0.3cm" draw:shadow-offset-y="0.3cm" draw:shadow-color="#808080" style:run-through="foreground"/>
      <style:paragraph-properties style:writing-mode="lr-tb"/>
    </style:style>
    <style:style style:name="gr9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323cm" draw:shadow="hidden" draw:shadow-offset-x="0.3cm" draw:shadow-offset-y="0.3cm" draw:shadow-color="#808080" style:run-through="foreground"/>
      <style:paragraph-properties style:writing-mode="lr-tb"/>
    </style:style>
    <style:style style:name="gr92" style:family="graphic">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898cm" draw:shadow="hidden" draw:shadow-offset-x="0.3cm" draw:shadow-offset-y="0.3cm" draw:shadow-color="#808080" style:run-through="foreground"/>
      <style:paragraph-properties style:writing-mode="lr-tb"/>
    </style:style>
    <style:style style:name="gr9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1.097cm" draw:shadow="hidden" draw:shadow-offset-x="0.3cm" draw:shadow-offset-y="0.3cm" draw:shadow-color="#808080" style:run-through="foreground"/>
      <style:paragraph-properties style:writing-mode="lr-tb"/>
    </style:style>
    <style:style style:name="gr9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7cm" fo:min-width="0.728cm" draw:shadow="hidden" draw:shadow-offset-x="0.3cm" draw:shadow-offset-y="0.3cm" draw:shadow-color="#808080" style:run-through="foreground"/>
      <style:paragraph-properties style:writing-mode="lr-tb"/>
    </style:style>
    <style:style style:name="gr9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5cm" fo:min-width="0.342cm" draw:shadow="hidden" draw:shadow-offset-x="0.3cm" draw:shadow-offset-y="0.3cm" draw:shadow-color="#808080" style:run-through="foreground"/>
      <style:paragraph-properties style:writing-mode="lr-tb"/>
    </style:style>
    <style:style style:name="gr9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36cm" fo:min-width="0.122cm" draw:shadow="hidden" draw:shadow-offset-x="0.3cm" draw:shadow-offset-y="0.3cm" draw:shadow-color="#808080" style:run-through="foreground"/>
      <style:paragraph-properties style:writing-mode="lr-tb"/>
    </style:style>
    <style:style style:name="gr98"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cm" fo:min-width="0.258cm" draw:shadow="hidden" draw:shadow-offset-x="0.3cm" draw:shadow-offset-y="0.3cm" draw:shadow-color="#808080" style:run-through="foreground"/>
      <style:paragraph-properties style:writing-mode="lr-tb"/>
    </style:style>
    <style:style style:name="gr9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9cm" draw:shadow="hidden" draw:shadow-offset-x="0.3cm" draw:shadow-offset-y="0.3cm" draw:shadow-color="#808080" style:run-through="foreground"/>
      <style:paragraph-properties style:writing-mode="lr-tb"/>
    </style:style>
    <style:style style:name="gr10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951cm" draw:shadow="hidden" draw:shadow-offset-x="0.3cm" draw:shadow-offset-y="0.3cm" draw:shadow-color="#808080" style:run-through="foreground"/>
      <style:paragraph-properties style:writing-mode="lr-tb"/>
    </style:style>
    <style:style style:name="gr10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699cm" draw:shadow="hidden" draw:shadow-offset-x="0.3cm" draw:shadow-offset-y="0.3cm" draw:shadow-color="#808080" style:run-through="foreground"/>
      <style:paragraph-properties style:writing-mode="lr-tb"/>
    </style:style>
    <style:style style:name="gr10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1.566cm" draw:shadow="hidden" draw:shadow-offset-x="0.3cm" draw:shadow-offset-y="0.3cm" draw:shadow-color="#808080" style:run-through="foreground"/>
      <style:paragraph-properties style:writing-mode="lr-tb"/>
    </style:style>
    <style:style style:name="gr10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04cm" fo:min-width="0.109cm" draw:shadow="hidden" draw:shadow-offset-x="0.3cm" draw:shadow-offset-y="0.3cm" draw:shadow-color="#808080" style:run-through="foreground"/>
      <style:paragraph-properties style:writing-mode="lr-tb"/>
    </style:style>
    <style:style style:name="gr10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15cm" draw:shadow="hidden" draw:shadow-offset-x="0.3cm" draw:shadow-offset-y="0.3cm" draw:shadow-color="#808080" style:run-through="foreground"/>
      <style:paragraph-properties style:writing-mode="lr-tb"/>
    </style:style>
    <style:style style:name="gr10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08cm" draw:shadow="hidden" draw:shadow-offset-x="0.3cm" draw:shadow-offset-y="0.3cm" draw:shadow-color="#808080" style:run-through="foreground"/>
      <style:paragraph-properties style:writing-mode="lr-tb"/>
    </style:style>
    <style:style style:name="gr10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5cm" draw:shadow="hidden" draw:shadow-offset-x="0.3cm" draw:shadow-offset-y="0.3cm" draw:shadow-color="#808080" style:run-through="foreground"/>
      <style:paragraph-properties style:writing-mode="lr-tb"/>
    </style:style>
    <style:style style:name="gr108"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17cm" draw:shadow="hidden" draw:shadow-offset-x="0.3cm" draw:shadow-offset-y="0.3cm" draw:shadow-color="#808080" style:run-through="foreground"/>
      <style:paragraph-properties style:writing-mode="lr-tb"/>
    </style:style>
    <style:style style:name="gr109"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504cm" fo:min-width="0.109cm" draw:shadow="hidden" draw:shadow-offset-x="0.3cm" draw:shadow-offset-y="0.3cm" draw:shadow-color="#808080" style:run-through="foreground"/>
      <style:paragraph-properties style:writing-mode="lr-tb"/>
    </style:style>
    <style:style style:name="gr110"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08cm" draw:shadow="hidden" draw:shadow-offset-x="0.3cm" draw:shadow-offset-y="0.3cm" draw:shadow-color="#808080" style:run-through="foreground"/>
      <style:paragraph-properties style:writing-mode="lr-tb"/>
    </style:style>
    <style:style style:name="gr111"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63cm" draw:shadow="hidden" draw:shadow-offset-x="0.3cm" draw:shadow-offset-y="0.3cm" draw:shadow-color="#808080" style:run-through="foreground"/>
      <style:paragraph-properties style:writing-mode="lr-tb"/>
    </style:style>
    <style:style style:name="gr112"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877cm" draw:shadow="hidden" draw:shadow-offset-x="0.3cm" draw:shadow-offset-y="0.3cm" draw:shadow-color="#808080" style:run-through="foreground"/>
      <style:paragraph-properties style:writing-mode="lr-tb"/>
    </style:style>
    <style:style style:name="gr113"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114"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5" style:family="graphic">
      <style:graphic-properties draw:stroke="none" svg:stroke-width="0.019cm" svg:stroke-color="#000000" draw:marker-start-width="0.3cm" draw:marker-start-center="false" draw:marker-end-width="0.3cm" draw:marker-end-center="false" draw:fill="none" draw:fill-color="#ffffff" fo:min-height="0.482cm" draw:shadow="hidden" draw:shadow-offset-x="0.3cm" draw:shadow-offset-y="0.3cm" draw:shadow-color="#808080" style:run-through="foreground"/>
      <style:paragraph-properties style:writing-mode="lr-tb"/>
    </style:style>
    <style:style style:name="gr116" style:family="graphic">
      <style:graphic-properties draw:stroke="none" svg:stroke-width="0.019cm" svg:stroke-color="#000000" draw:marker-start-width="0.3cm" draw:marker-start-center="false" draw:marker-end-width="0.3cm" draw:marker-end-center="false" draw:fill="none" draw:fill-color="#ffffff" fo:min-height="0.573cm" draw:shadow="hidden" draw:shadow-offset-x="0.3cm" draw:shadow-offset-y="0.3cm" draw:shadow-color="#808080" style:run-through="foreground"/>
      <style:paragraph-properties style:writing-mode="lr-tb"/>
    </style:style>
    <style:style style:name="gr117" style:family="graphic">
      <style:graphic-properties draw:stroke="none" svg:stroke-width="0.019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118"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296cm" draw:shadow="hidden" draw:shadow-offset-x="0.3cm" draw:shadow-offset-y="0.3cm" draw:shadow-color="#808080" style:run-through="foreground"/>
      <style:paragraph-properties style:writing-mode="lr-tb"/>
    </style:style>
    <style:style style:name="gr11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29cm" fo:min-width="0.122cm" draw:shadow="hidden" draw:shadow-offset-x="0.3cm" draw:shadow-offset-y="0.3cm" draw:shadow-color="#808080" style:run-through="foreground"/>
      <style:paragraph-properties style:writing-mode="lr-tb"/>
    </style:style>
    <style:style style:name="gr120"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46cm" draw:shadow="hidden" draw:shadow-offset-x="0.3cm" draw:shadow-offset-y="0.3cm" draw:shadow-color="#808080" style:run-through="foreground"/>
      <style:paragraph-properties style:writing-mode="lr-tb"/>
    </style:style>
    <style:style style:name="gr121"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974cm" draw:shadow="hidden" draw:shadow-offset-x="0.3cm" draw:shadow-offset-y="0.3cm" draw:shadow-color="#808080" style:run-through="foreground"/>
      <style:paragraph-properties style:writing-mode="lr-tb"/>
    </style:style>
    <style:style style:name="gr122"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19cm" draw:shadow="hidden" draw:shadow-offset-x="0.3cm" draw:shadow-offset-y="0.3cm" draw:shadow-color="#808080" style:run-through="foreground"/>
      <style:paragraph-properties style:writing-mode="lr-tb"/>
    </style:style>
    <style:style style:name="gr123"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1.346cm" draw:shadow="hidden" draw:shadow-offset-x="0.3cm" draw:shadow-offset-y="0.3cm" draw:shadow-color="#808080" style:run-through="foreground"/>
      <style:paragraph-properties style:writing-mode="lr-tb"/>
    </style:style>
    <style:style style:name="gr124" style:family="graphic">
      <style:graphic-properties draw:stroke="none" svg:stroke-width="0.019cm" svg:stroke-color="#000000" draw:marker-start-width="0.3cm" draw:marker-start-center="false" draw:marker-end-width="0.3cm" draw:marker-end-center="false" draw:fill="none" draw:fill-color="#ffffff" fo:min-height="0.542cm" draw:shadow="hidden" draw:shadow-offset-x="0.3cm" draw:shadow-offset-y="0.3cm" draw:shadow-color="#808080" style:run-through="foreground"/>
      <style:paragraph-properties style:writing-mode="lr-tb"/>
    </style:style>
    <style:style style:name="gr125" style:family="graphic">
      <style:graphic-properties draw:stroke="none" svg:stroke-width="0.019cm" svg:stroke-color="#000000" draw:marker-start-width="0.33cm" draw:marker-start-center="false" draw:marker-end-width="0.33cm" draw:marker-end-center="false" draw:fill="none" draw:fill-color="#ffffff" fo:min-height="0.503cm" draw:shadow="hidden" draw:shadow-offset-x="0.3cm" draw:shadow-offset-y="0.3cm" draw:shadow-color="#808080" style:run-through="foreground"/>
    </style:style>
    <style:style style:name="gr126" style:family="graphic">
      <style:graphic-properties draw:stroke="none" svg:stroke-width="0.019cm" svg:stroke-color="#000000" draw:marker-start-width="0.33cm" draw:marker-start-center="false" draw:marker-end-width="0.33cm" draw:marker-end-center="false" draw:fill="none" draw:fill-color="#ffffff" fo:min-height="0.476cm" draw:shadow="hidden" draw:shadow-offset-x="0.3cm" draw:shadow-offset-y="0.3cm" draw:shadow-color="#808080" style:run-through="foreground"/>
      <style:paragraph-properties style:writing-mode="lr-tb"/>
    </style:style>
    <style:style style:name="gr127" style:family="graphic">
      <style:graphic-properties draw:stroke="none" svg:stroke-width="0.019cm" svg:stroke-color="#000000" draw:marker-start-width="0.33cm" draw:marker-start-center="false" draw:marker-end-width="0.33cm" draw:marker-end-center="false" draw:fill="none" draw:fill-color="#ffffff" fo:min-height="0.741cm" draw:shadow="hidden" draw:shadow-offset-x="0.3cm" draw:shadow-offset-y="0.3cm" draw:shadow-color="#808080" style:run-through="foreground"/>
      <style:paragraph-properties style:writing-mode="lr-tb"/>
    </style:style>
    <style:style style:name="gr128"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1.711cm" draw:shadow="hidden" draw:shadow-offset-x="0.3cm" draw:shadow-offset-y="0.3cm" draw:shadow-color="#808080" style:run-through="foreground"/>
      <style:paragraph-properties style:writing-mode="lr-tb"/>
    </style:style>
    <style:style style:name="gr129" style:family="graphic">
      <style:graphic-properties draw:stroke="none" svg:stroke-width="0.019cm" svg:stroke-color="#000000" draw:marker-start-width="0.3cm" draw:marker-start-center="false" draw:marker-end-width="0.3cm" draw:marker-end-center="false" draw:fill="none" draw:fill-color="#ffffff" fo:min-height="0.492cm" draw:shadow="hidden" draw:shadow-offset-x="0.3cm" draw:shadow-offset-y="0.3cm" draw:shadow-color="#808080" style:run-through="foreground"/>
      <style:paragraph-properties style:writing-mode="lr-tb"/>
    </style:style>
    <style:style style:name="gr13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132"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13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13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3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3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9" style:family="graphic">
      <style:graphic-properties draw:stroke="none" draw:fill="solid" draw:fill-color="#1ca2b8" style:run-through="background" style:wrap="none" style:vertical-pos="from-top" style:vertical-rel="paragraph" style:horizontal-pos="from-left" style:horizontal-rel="paragraph" draw:wrap-influence-on-position="once-concurrent" loext:allow-overlap="true" style:flow-with-text="false"/>
    </style:style>
    <style:style style:name="gr14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18533859" text:style-name="_5f_Numérotation_20_des_20_exercices">
        <text:list-item>
          <text:h text:style-name="P40" text:outline-level="1"><text:span text:style-name="_5f_Caractères"><text:s/>Ces triangles sont tracés à main levée. <text:line-break/>Construis-les en vraie grandeur en utilisant le côté déjà tracé.</text:span></text:h>
          <text:list>
            <text:list-item>
              <text:h text:style-name="P34" text:outline-level="2"><draw:g text:anchor-type="paragraph" draw:z-index="55" draw:name="Forme 101" draw:style-name="gr5"><draw:rect draw:style-name="gr6" draw:text-style-name="P49" svg:width="5.144cm" svg:height="3.405cm" svg:x="3.574cm" svg:y="0.137cm"><text:p/></draw:rect><draw:line draw:style-name="gr68" draw:text-style-name="P58" svg:x1="3.728cm" svg:y1="3.362cm" svg:x2="4.605cm" svg:y2="0.493cm"><text:p/></draw:line><draw:line draw:style-name="gr69" draw:text-style-name="P58" svg:x1="4.602cm" svg:y1="0.493cm" svg:x2="8.649cm" svg:y2="2.494cm"><text:p/></draw:line><draw:line draw:style-name="gr70" draw:text-style-name="P58" svg:x1="8.652cm" svg:y1="2.494cm" svg:x2="3.728cm" svg:y2="3.362cm"><text:p/></draw:line><draw:circle draw:style-name="gr71" draw:text-style-name="P58" svg:width="1.003cm" svg:height="1.003cm" draw:transform="rotate (1.27583568320785) translate (3.10620833333333cm 3.69534722222222cm)" draw:kind="arc" draw:start-angle="-63" draw:end-angle="0"><text:p/></draw:circle><draw:frame draw:style-name="gr72" draw:text-style-name="P53" svg:width="0.63cm" svg:height="0.414cm" svg:x="4.137cm" svg:y="2.607cm"><draw:text-box><text:p text:style-name="P52"><text:span text:style-name="T30">63°</text:span></text:p></draw:text-box></draw:frame><draw:frame draw:style-name="gr73" draw:text-style-name="P53" svg:width="0.881cm" svg:height="0.414cm" draw:transform="rotate (1.27339222225506) translate (3.64595833333333cm 2.11843055555556cm)"><draw:text-box><text:p text:style-name="P52"><text:span text:style-name="T30">3 cm</text:span></text:p></draw:text-box></draw:frame><draw:frame draw:style-name="gr74" draw:text-style-name="P53" svg:width="0.881cm" svg:height="0.414cm" draw:transform="rotate (0.17540558982543) translate (5.44688888888889cm 2.57351388888889cm)"><draw:text-box><text:p text:style-name="P52"><text:span text:style-name="T30">5 cm</text:span></text:p></draw:text-box></draw:frame><draw:frame draw:style-name="gr75" draw:text-style-name="P53" svg:width="0.154cm" svg:height="0.414cm" svg:x="4.542cm" svg:y="0.123cm"><draw:text-box><text:p text:style-name="P52"><text:span text:style-name="T30">I</text:span></text:p></draw:text-box></draw:frame><draw:frame draw:style-name="gr76" draw:text-style-name="P59" svg:width="0.218cm" svg:height="0.414cm" svg:x="3.44cm" svg:y="3.222cm"><draw:text-box><text:p text:style-name="P52"><text:span text:style-name="T32">P</text:span></text:p></draw:text-box></draw:frame><draw:line draw:style-name="gr65" draw:text-style-name="P60" svg:x1="3.72cm" svg:y1="3.371cm" svg:x2="8.645cm" svg:y2="2.501cm"><text:p/></draw:line><draw:frame draw:style-name="gr77" draw:text-style-name="P59" svg:width="0.246cm" svg:height="0.414cm" svg:x="8.733cm" svg:y="2.282cm"><draw:text-box><text:p text:style-name="P52"><text:span text:style-name="T32">A</text:span></text:p></draw:text-box></draw:frame></draw:g><text:span text:style-name="_5f_Caractères"><draw:g text:anchor-type="as-char" draw:z-index="50" draw:name="Forme 24" draw:style-name="gr103"><draw:polygon draw:style-name="gr80" draw:text-style-name="P62" svg:width="2.223cm" svg:height="1.285cm" svg:x="0.325cm" svg:y="0.407cm" svg:viewBox="0 0 2224 1286" draw:points="0,1286 416,0 2224,931"><text:p/></draw:polygon><draw:path draw:style-name="gr81" draw:text-style-name="P63" svg:width="0.242cm" svg:height="0.235cm" svg:x="0.43cm" svg:y="1.402cm" svg:viewBox="0 0 243 236" svg:d="M0 0c127 34 217 125 243 236"><text:p/></draw:path><draw:frame draw:style-name="gr108" draw:text-style-name="P66" svg:width="0.218cm" svg:height="0.415cm" svg:x="0.092cm" svg:y="1.672cm"><draw:text-box><text:p text:style-name="P52"><text:span text:style-name="T36">P</text:span></text:p></draw:text-box></draw:frame><draw:frame draw:style-name="gr109" draw:text-style-name="P65" svg:width="0.11cm" svg:height="0.505cm" svg:x="0.386cm" svg:y="1.639cm"><draw:text-box><text:p text:style-name="P52"><text:span text:style-name="T35"><text:s/></text:span></text:p></draw:text-box></draw:frame><draw:frame draw:style-name="gr110" draw:text-style-name="P66" svg:width="0.108cm" svg:height="0.415cm" svg:x="0.674cm" svg:y="0cm"><draw:text-box><text:p text:style-name="P52"><text:span text:style-name="T36">I</text:span></text:p></draw:text-box></draw:frame><draw:frame draw:style-name="gr84" draw:text-style-name="P66" svg:width="0.246cm" svg:height="0.415cm" svg:x="2.649cm" svg:y="1.185cm"><draw:text-box><text:p text:style-name="P52"><text:span text:style-name="T36">A</text:span></text:p></draw:text-box></draw:frame><draw:path draw:style-name="gr85" draw:text-style-name="P62" svg:width="2.222cm" svg:height="0.358cm" svg:x="0.333cm" svg:y="1.342cm" svg:viewBox="0 0 2223 359" svg:d="M0 355c49 17 79-25 132-18 44 7 81 2 127-27 39-21 88-3 134-15 37-13 83-2 127-7s87-11 127-36 85-24 134-26c39-2 83-11 127-13s85-1 127-15 87-18 131-18 79-35 130-32 90-17 136-28c39-9 83 2 127-12s88-9 131-18 88 7 132-26c35-27 88-11 127-20s88-10 132-18 90 0 127-26h15"><text:p/></draw:path><draw:path draw:style-name="gr85" draw:text-style-name="P62" svg:width="1.805cm" svg:height="0.923cm" svg:x="0.743cm" svg:y="0.416cm" svg:viewBox="0 0 1806 924" svg:d="M1806 924c-44-21-86-44-130-65s-85-41-127-67-87-41-127-64-87-37-127-65-87-42-129-62-83-51-125-72-88-37-131-62-86-40-127-67-83-53-127-74-81-46-130-60-83-42-127-60-83-44-127-60-85-53-127-74-85-44-127-65l-18-7"><text:p/></draw:path><draw:path draw:style-name="gr85" draw:text-style-name="P62" svg:width="0.409cm" svg:height="1.294cm" svg:x="0.33cm" svg:y="0.407cm" svg:viewBox="0 0 410 1295" svg:d="M0 1295c18-43 23-87 39-131s17-88 40-127 27-86 52-127 21-88 30-132 38-85 49-132 39-83 48-127 30-85 38-129 34-88 43-136c12-42 30-85 46-127s31-83 22-127"><text:p/></draw:path><draw:frame draw:style-name="gr111" draw:text-style-name="P67" svg:width="0.63cm" svg:height="0.415cm" svg:x="0.57cm" svg:y="1.062cm"><draw:text-box><text:p text:style-name="P52"><text:span text:style-name="T37">63°</text:span></text:p></draw:text-box></draw:frame><draw:frame draw:style-name="gr112" draw:text-style-name="P67" svg:width="0.877cm" svg:height="0.415cm" draw:transform="rotate (0.174009326423835) translate (0.906638888888889cm 1.6435cm)"><draw:text-box><text:p text:style-name="P52"><text:span text:style-name="T37">5 cm</text:span></text:p></draw:text-box></draw:frame><draw:frame draw:style-name="gr112" draw:text-style-name="P67" svg:width="0.877cm" svg:height="0.415cm" draw:transform="rotate (1.30969507069655) translate (0cm 1.38697222222222cm)"><draw:text-box><text:p text:style-name="P52"><text:span text:style-name="T37">3 cm</text:span></text:p></draw:text-box></draw:frame></draw:g></text:span></text:h>
            </text:list-item>
          </text:list>
        </text:list-item>
      </text:list>
      <text:h text:style-name="_5f_Paragraphe" text:outline-level="1"><text:span text:style-name="_5f_Caractères"/></text:h>
      <text:h text:style-name="_5f_Paragraphe" text:outline-level="1"><text:span text:style-name="_5f_Caractères"/></text:h>
      <text:list xml:id="list132901745887656" text:continue-numbering="true" text:style-name="_5f_Numérotation_20_des_20_exercices">
        <text:list-item>
          <text:list>
            <text:list-item>
              <text:h text:style-name="P34" text:outline-level="2"><draw:g text:anchor-type="paragraph" draw:z-index="56" draw:name="Forme5" draw:style-name="gr5"><draw:rect draw:style-name="gr6" draw:text-style-name="P49" svg:width="4.222cm" svg:height="4.61cm" svg:x="4.26cm" svg:y="0.31cm"><text:p/></draw:rect><draw:g draw:style-name="gr7"><draw:line draw:style-name="gr58" draw:text-style-name="P58" svg:x1="4.697cm" svg:y1="4.007cm" svg:x2="6.837cm" svg:y2="0.628cm"><text:p/></draw:line><draw:line draw:style-name="gr59" draw:text-style-name="P58" svg:x1="6.835cm" svg:y1="0.628cm" svg:x2="8.141cm" svg:y2="4.62cm"><text:p/></draw:line><draw:line draw:style-name="gr60" draw:text-style-name="P58" svg:x1="8.143cm" svg:y1="4.619cm" svg:x2="4.697cm" svg:y2="4.006cm"><text:p/></draw:line></draw:g><draw:frame draw:style-name="gr61" draw:text-style-name="P53" svg:width="0.881cm" svg:height="0.414cm" draw:transform="rotate (0.973021057986839) translate (4.810125cm 2.78165277777778cm)"><draw:text-box><text:p text:style-name="P52"><text:span text:style-name="T30">4 cm</text:span></text:p></draw:text-box></draw:frame><draw:frame draw:style-name="gr62" draw:text-style-name="P53" svg:width="1.214cm" svg:height="0.414cm" draw:transform="rotate (-1.21649448864005) translate (7.84048611111111cm 2.16781944444444cm)"><draw:text-box><text:p text:style-name="P52"><text:span text:style-name="T30">4,2 cm</text:span></text:p></draw:text-box></draw:frame><draw:frame draw:style-name="gr63" draw:text-style-name="P53" svg:width="1.214cm" svg:height="0.414cm" draw:transform="rotate (-0.164235482612667) translate (5.54566666666667cm 4.21393055555556cm)"><draw:text-box><text:p text:style-name="P52"><text:span text:style-name="T30">3,5 cm</text:span></text:p></draw:text-box></draw:frame><draw:frame draw:style-name="gr64" draw:text-style-name="P59" svg:width="0.249cm" svg:height="0.414cm" svg:x="4.332cm" svg:y="3.803cm"><draw:text-box><text:p text:style-name="P52"><text:span text:style-name="T32">R</text:span></text:p></draw:text-box></draw:frame><draw:line draw:style-name="gr65" draw:text-style-name="P60" svg:x1="4.694cm" svg:y1="4.009cm" svg:x2="8.141cm" svg:y2="4.616cm"><text:p/></draw:line><draw:frame draw:style-name="gr66" draw:text-style-name="P59" svg:width="0.181cm" svg:height="0.414cm" svg:x="8.255cm" svg:y="4.455cm"><draw:text-box><text:p text:style-name="P52"><text:span text:style-name="T32">J</text:span></text:p></draw:text-box></draw:frame><draw:frame draw:style-name="gr67" draw:text-style-name="P59" svg:width="0.249cm" svg:height="0.414cm" svg:x="6.737cm" svg:y="0.282cm"><draw:text-box><text:p text:style-name="P52"><text:span text:style-name="T32">B</text:span></text:p></draw:text-box></draw:frame></draw:g><text:span text:style-name="_5f_Caractères"><draw:g text:anchor-type="as-char" draw:z-index="51" draw:name="Forme 25" draw:style-name="gr103"><draw:frame draw:style-name="gr104" draw:text-style-name="P65" svg:width="0.11cm" svg:height="0.505cm" svg:x="0cm" svg:y="0.593cm"><draw:text-box><text:p text:style-name="P52"><text:span text:style-name="T35"><text:s/></text:span></text:p></draw:text-box></draw:frame><draw:polygon draw:style-name="gr88" draw:text-style-name="P62" svg:width="1.662cm" svg:height="2.569cm" svg:x="0.43cm" svg:y="0.4cm" svg:viewBox="0 0 1663 2570" draw:points="182,0 1663,2570 0,2388"><text:p/></draw:polygon><draw:frame draw:style-name="gr99" draw:text-style-name="P61" svg:width="0.249cm" svg:height="0.415cm" svg:x="0.12cm" svg:y="2.713cm"><draw:text-box><text:p text:style-name="P52"><text:span text:style-name="T33">R</text:span></text:p></draw:text-box></draw:frame><draw:frame draw:style-name="gr105" draw:text-style-name="P61" svg:width="0.115cm" svg:height="0.415cm" svg:x="0.291cm" svg:y="2.713cm"><draw:text-box><text:p text:style-name="P52"><text:span text:style-name="T33"><text:s/></text:span></text:p></draw:text-box></draw:frame><draw:frame draw:style-name="gr106" draw:text-style-name="P61" svg:width="0.108cm" svg:height="0.415cm" svg:x="2.18cm" svg:y="2.865cm"><draw:text-box><text:p text:style-name="P52"><text:span text:style-name="T33">J</text:span></text:p></draw:text-box></draw:frame><draw:frame draw:style-name="gr105" draw:text-style-name="P61" svg:width="0.115cm" svg:height="0.415cm" svg:x="2.228cm" svg:y="2.865cm"><draw:text-box><text:p text:style-name="P52"><text:span text:style-name="T33"><text:s/></text:span></text:p></draw:text-box></draw:frame><draw:path draw:style-name="gr92" draw:text-style-name="P62" svg:width="0.176cm" svg:height="2.398cm" svg:x="0.434cm" svg:y="0.397cm" svg:viewBox="0 0 177 2399" svg:d="M0 2399c4-46 0-92 9-136s3-90 19-136 2-99 14-144 6-94 7-140 0-93 11-139 4-94 9-139 9-94 3-143 2-99 6-148 19-90 14-136 9-88 9-134 14-92 26-136c12-50 4-99 9-147s0-90 5-134 14-91 12-135 0-92 0-136 9-94 20-141-2-89 0-136v-39"><text:p/></draw:path><draw:path draw:style-name="gr92" draw:text-style-name="P62" svg:width="1.654cm" svg:height="0.175cm" svg:x="0.434cm" svg:y="2.796cm" svg:viewBox="0 0 1655 176" svg:d="M0 0c46 9 92 0 136 4s93 1 141 14 95 5 139 19 94 0 141 12 89 11 136 18 88 16 136 23 88 12 134 23 90 2 136 5 90 9 134 18 93 10 141 12 97-2 145 5l46 6 49 17h41"><text:p/></draw:path><draw:path draw:style-name="gr92" draw:text-style-name="P62" svg:width="1.472cm" svg:height="2.571cm" svg:x="0.612cm" svg:y="0.406cm" svg:viewBox="0 0 1473 2572" svg:d="M0 0c65 79 65 198 134 273 78 85 102 173 169 272s127 166 171 281c38 98 92 179 136 273 50 109 161 183 187 300 34 129 133 176 191 282 51 93 72 189 116 282 48 99 115 180 178 272s57 199 127 282l64 55"><text:p/></draw:path><draw:frame draw:style-name="gr102" draw:text-style-name="P64" svg:width="1.567cm" svg:height="0.415cm" draw:transform="rotate (-0.110479341651241) translate (0.562680555555556cm 2.82406944444444cm)"><draw:text-box><text:p text:style-name="P52"><text:span text:style-name="T34">3,5 cm</text:span></text:p></draw:text-box></draw:frame><draw:frame draw:style-name="gr102" draw:text-style-name="P64" svg:width="1.567cm" svg:height="0.415cm" draw:transform="rotate (1.48283173249438) translate (0.0652638888888889cm 2.15379166666667cm)"><draw:text-box><text:p text:style-name="P52"><text:span text:style-name="T34">4 cm</text:span></text:p></draw:text-box></draw:frame><draw:frame draw:style-name="gr102" draw:text-style-name="P64" svg:width="1.567cm" svg:height="0.415cm" draw:transform="rotate (-1.0477211499722) translate (1.508125cm 1.05841666666667cm)"><draw:text-box><text:p text:style-name="P52"><text:span text:style-name="T34">4,2 cm</text:span></text:p></draw:text-box></draw:frame><draw:frame draw:style-name="gr107" draw:text-style-name="P61" svg:width="0.246cm" svg:height="0.415cm" svg:x="0.529cm" svg:y="0cm"><draw:text-box><text:p text:style-name="P52"><text:span text:style-name="T33">B</text:span></text:p></draw:text-box></draw:frame></draw:g></text:span></text:h>
            </text:list-item>
          </text:list>
        </text:list-item>
      </text:list>
      <text:h text:style-name="P37" text:outline-level="2"><text:span text:style-name="_5f_Caractères"/></text:h>
      <text:h text:style-name="P37" text:outline-level="2"><text:span text:style-name="_5f_Caractères"/></text:h>
      <text:list xml:id="list132901078772020" text:continue-numbering="true" text:style-name="_5f_Numérotation_20_des_20_exercices">
        <text:list-item>
          <text:list>
            <text:list-item>
              <text:h text:style-name="P34" text:outline-level="2"><draw:g text:anchor-type="paragraph" draw:z-index="60" draw:name="Forme9" draw:style-name="gr5"><draw:rect draw:style-name="gr6" draw:text-style-name="P49" svg:width="5.622cm" svg:height="4.522cm" svg:x="3.39cm" svg:y="0.185cm"><text:p/></draw:rect><draw:g draw:style-name="gr7"><draw:line draw:style-name="gr8" draw:text-style-name="P50" svg:x1="3.884cm" svg:y1="4.44cm" svg:x2="7.823cm" svg:y2="3.745cm"><text:p/></draw:line><draw:line draw:style-name="gr8" draw:text-style-name="P50" svg:x1="7.823cm" svg:y1="3.74cm" svg:x2="8.391cm" svg:y2="0.517cm"><text:p/></draw:line><draw:line draw:style-name="gr8" draw:text-style-name="P50" svg:x1="8.393cm" svg:y1="0.517cm" svg:x2="3.886cm" svg:y2="4.433cm"><text:p/></draw:line></draw:g><draw:g draw:style-name="gr7"><draw:circle draw:style-name="gr9" draw:text-style-name="P51" svg:width="1.003cm" svg:height="1.003cm" draw:transform="rotate (0.173485727648236) translate (3.302cm 4.03048611111111cm)" draw:kind="arc" draw:start-angle="0" draw:end-angle="31"><text:p/></draw:circle></draw:g><draw:g draw:style-name="gr7"><draw:circle draw:style-name="gr10" draw:text-style-name="P51" svg:width="1.003cm" svg:height="1.003cm" draw:transform="skewX (0.00174532925199431) rotate (0.175231056900231) translate (7.24252777777778cm 3.33904166666667cm)" draw:kind="arc" draw:start-angle="70" draw:end-angle="180"><text:p/></draw:circle></draw:g><draw:frame draw:style-name="gr11" draw:text-style-name="P53" svg:width="0.742cm" svg:height="0.414cm" svg:x="4.531cm" svg:y="3.85cm"><draw:text-box><text:p text:style-name="P52"><text:span text:style-name="T29">31 °</text:span></text:p></draw:text-box></draw:frame><draw:frame draw:style-name="gr12" draw:text-style-name="P53" svg:width="0.966cm" svg:height="0.414cm" svg:x="6.657cm" svg:y="3.027cm"><draw:text-box><text:p text:style-name="P52"><text:span text:style-name="T29">110 °</text:span></text:p></draw:text-box></draw:frame><draw:frame draw:style-name="gr13" draw:text-style-name="P53" svg:width="0.881cm" svg:height="0.414cm" svg:x="5.574cm" svg:y="4.177cm"><draw:text-box><text:p text:style-name="P52"><text:span text:style-name="T29">4 cm</text:span></text:p></draw:text-box></draw:frame><draw:frame draw:style-name="gr14" draw:text-style-name="P53" svg:width="0.228cm" svg:height="0.414cm" svg:x="3.602cm" svg:y="4.21cm"><draw:text-box><text:p text:style-name="P52"><text:span text:style-name="T29">S</text:span></text:p></draw:text-box></draw:frame><draw:frame draw:style-name="gr15" draw:text-style-name="P53" svg:width="0.237cm" svg:height="0.414cm" svg:x="7.939cm" svg:y="3.693cm"><draw:text-box><text:p text:style-name="P52"><text:span text:style-name="T29">K</text:span></text:p></draw:text-box></draw:frame><draw:frame draw:style-name="gr16" draw:text-style-name="P53" svg:width="0.251cm" svg:height="0.414cm" svg:x="8.495cm" svg:y="0.353cm"><draw:text-box><text:p text:style-name="P52"><text:span text:style-name="T29">C</text:span></text:p></draw:text-box></draw:frame></draw:g><text:span text:style-name="_5f_Caractères"><draw:g text:anchor-type="as-char" draw:z-index="52" draw:name="Forme 26" draw:style-name="gr78"><draw:frame draw:style-name="gr97" draw:text-style-name="P65" svg:width="0.122cm" svg:height="0.537cm" draw:transform="rotate (1.20357905217529) translate (0.864305555555556cm 0.983763888888889cm)"><draw:text-box><text:p text:style-name="P52"><text:span text:style-name="T35"><text:s/></text:span></text:p></draw:text-box></draw:frame><draw:polygon draw:style-name="gr88" draw:text-style-name="P62" svg:width="1.091cm" svg:height="3.098cm" svg:x="0.147cm" svg:y="0.416cm" svg:viewBox="0 0 1092 3099" draw:points="50,3099 1092,1301 0,0"><text:p/></draw:polygon><draw:path draw:style-name="gr89" draw:text-style-name="P63" svg:width="0.333cm" svg:height="0.204cm" svg:x="0.203cm" svg:y="2.709cm" svg:viewBox="0 0 334 205" svg:d="M334 205c-81-135-218-223-334-202"><text:p/></draw:path><draw:path draw:style-name="gr89" draw:text-style-name="P63" svg:width="0.121cm" svg:height="0.444cm" svg:x="0.972cm" svg:y="1.506cm" svg:viewBox="0 0 122 445" svg:d="M83 0c-20 10-40 32-59 65-48 142-28 309 98 380"><text:p/></draw:path><draw:frame draw:style-name="gr98" draw:text-style-name="P61" svg:width="0.258cm" svg:height="0.461cm" svg:x="1.318cm" svg:y="1.475cm"><draw:text-box><text:p text:style-name="P52"><text:span text:style-name="T33">K</text:span></text:p></draw:text-box></draw:frame><draw:frame draw:style-name="gr99" draw:text-style-name="P61" svg:width="0.249cm" svg:height="0.415cm" svg:x="0.032cm" svg:y="0cm"><draw:text-box><text:p text:style-name="P52"><text:span text:style-name="T33">C</text:span></text:p></draw:text-box></draw:frame><draw:path draw:style-name="gr92" draw:text-style-name="P62" svg:width="0.071cm" svg:height="3.117cm" svg:x="0.146cm" svg:y="0.4cm" svg:viewBox="0 0 72 3118" svg:d="M54 3118c-15-62 31-107 14-168-18-60 10-96 0-149-16-69-33-123-25-186 9-53 2-109 9-164 6-55-7-104 4-162 12-59-15-112-19-165-3-52 10-103 3-156-7-54 19-108 3-162-17-54-3-107 2-166 4-60-25-98-24-160 0-63-22-109-12-165 11-56 18-116 16-166-2-49-15-114-9-176 1-46 28-98 13-145s16-106-9-163c-25-56 7-113-12-163-18-46-3-100 12-148 17-60 2-116-6-167-7-52-16-102 0-155l-13-32"><text:p/></draw:path><draw:path draw:style-name="gr92" draw:text-style-name="P62" svg:width="1.042cm" svg:height="1.809cm" svg:x="0.199cm" svg:y="1.7cm" svg:viewBox="0 0 1043 1810" svg:d="M0 1810c20-49 38-98 66-135 45-46 60-97 82-123 23-26 61-87 76-135 16-49 51-104 72-136 36-46 70-97 103-128 25-47 33-96 51-139s58-82 83-126c26-44 51-87 73-141 26-52 48-88 75-136s67-70 89-115 52-99 71-137 39-91 73-153c34-61 56-66 81-116l19-47 29-41-5-2"><text:p/></draw:path><draw:path draw:style-name="gr92" draw:text-style-name="P62" svg:width="1.094cm" svg:height="1.302cm" svg:x="0.152cm" svg:y="0.416cm" svg:viewBox="0 0 1095 1303" svg:d="M0 0c40 26 80 76 104 122s78 89 108 132c31 42 92 61 118 111 25 51 64 102 105 144 41 41 64 104 111 141s73 87 106 134 71 82 107 127c35 45 78 81 123 116 44 35 73 79 111 119 37 40 56 104 100 152l2 5"><text:p/></draw:path><draw:frame draw:style-name="gr100" draw:text-style-name="P64" svg:width="0.952cm" svg:height="0.459cm" svg:x="0.166cm" svg:y="1.478cm"><draw:text-box><text:p text:style-name="P52"><text:span text:style-name="T34">110°</text:span></text:p></draw:text-box></draw:frame><draw:frame draw:style-name="gr101" draw:text-style-name="P64" svg:width="0.699cm" svg:height="0.459cm" draw:transform="rotate (1.22260314102203) translate (0.199319444444444cm 2.65593055555556cm)"><draw:text-box><text:p text:style-name="P52"><text:span text:style-name="T34">31°</text:span></text:p></draw:text-box></draw:frame><draw:frame draw:style-name="gr102" draw:text-style-name="P64" svg:width="1.567cm" svg:height="0.415cm" draw:transform="rotate (1.0471975511966) translate (0.557388888888889cm 2.98677777777778cm)"><draw:text-box><text:p text:style-name="P52"><text:span text:style-name="T34">4 cm</text:span></text:p></draw:text-box></draw:frame><draw:frame draw:style-name="gr98" draw:text-style-name="P61" svg:width="0.258cm" svg:height="0.461cm" svg:x="0cm" svg:y="3.535cm"><draw:text-box><text:p text:style-name="P52"><text:span text:style-name="T33">S</text:span></text:p></draw:text-box></draw:frame></draw:g></text:span></text:h>
            </text:list-item>
          </text:list>
        </text:list-item>
      </text:list>
      <text:h text:style-name="P37" text:outline-level="2"><text:span text:style-name="_5f_Caractères"/></text:h>
      <text:h text:style-name="P37" text:outline-level="2"><text:span text:style-name="_5f_Caractères"/></text:h>
      <text:list xml:id="list132902923964362" text:continue-numbering="true" text:style-name="_5f_Numérotation_20_des_20_exercices">
        <text:list-item>
          <text:list>
            <text:list-item>
              <text:h text:style-name="P34" text:outline-level="2"><draw:g text:anchor-type="paragraph" draw:z-index="57" draw:name="Forme11" draw:style-name="gr5"><draw:rect draw:style-name="gr6" draw:text-style-name="P49" svg:width="6.501cm" svg:height="2.945cm" svg:x="2.536cm" svg:y="-0.023cm"><text:p/></draw:rect><draw:g draw:style-name="gr7"><draw:line draw:style-name="gr47" draw:text-style-name="P51" svg:x1="2.779cm" svg:y1="2.487cm" svg:x2="8.686cm" svg:y2="1.443cm"><text:p/></draw:line><draw:line draw:style-name="gr48" draw:text-style-name="P51" svg:x1="8.688cm" svg:y1="1.446cm" svg:x2="2.779cm" svg:y2="0.405cm"><text:p/></draw:line><draw:line draw:style-name="gr49" draw:text-style-name="P51" svg:x1="2.781cm" svg:y1="0.405cm" svg:x2="2.779cm" svg:y2="2.486cm"><text:p/></draw:line></draw:g><draw:g draw:style-name="gr7"><draw:circle draw:style-name="gr50" draw:text-style-name="P51" svg:width="1.003cm" svg:height="1.003cm" draw:transform="rotate (0.173485727648236) translate (2.19780555555556cm 2.07609722222222cm)" draw:kind="arc" draw:start-angle="0" draw:end-angle="80"><text:p/></draw:circle></draw:g><draw:g draw:style-name="gr7"><draw:circle draw:style-name="gr51" draw:text-style-name="P51" svg:width="1.003cm" svg:height="1.003cm" draw:transform="skewX (0.00174532925199431) rotate (0.175231056900231) translate (8.09977777777778cm 1.03540277777778cm)" draw:kind="arc" draw:start-angle="160" draw:end-angle="180"><text:p/></draw:circle></draw:g><draw:frame draw:style-name="gr52" draw:text-style-name="P53" svg:width="0.742cm" svg:height="0.414cm" svg:x="2.91cm" svg:y="1.573cm"><draw:text-box><text:p text:style-name="P52"><text:span text:style-name="T30">80 °</text:span></text:p></draw:text-box></draw:frame><draw:frame draw:style-name="gr53" draw:text-style-name="P53" svg:width="0.742cm" svg:height="0.414cm" svg:x="7.059cm" svg:y="1.256cm"><draw:text-box><text:p text:style-name="P52"><text:span text:style-name="T30">20 °</text:span></text:p></draw:text-box></draw:frame><draw:frame draw:style-name="gr54" draw:text-style-name="P53" svg:width="0.895cm" svg:height="0.414cm" svg:x="4.974cm" svg:y="2.161cm"><draw:text-box><text:p text:style-name="P52"><text:span text:style-name="T30">6 cm</text:span></text:p></draw:text-box></draw:frame><draw:frame draw:style-name="gr55" draw:text-style-name="P53" svg:width="0.219cm" svg:height="0.414cm" svg:x="2.55cm" svg:y="2.508cm"><draw:text-box><text:p text:style-name="P52"><text:span text:style-name="T30">T</text:span></text:p></draw:text-box></draw:frame><draw:frame draw:style-name="gr56" draw:text-style-name="P53" svg:width="0.366cm" svg:height="0.414cm" svg:x="8.717cm" svg:y="1.228cm"><draw:text-box><text:p text:style-name="P52"><text:span text:style-name="T30">M</text:span></text:p></draw:text-box></draw:frame><draw:frame draw:style-name="gr57" draw:text-style-name="P53" svg:width="0.255cm" svg:height="0.414cm" svg:x="2.561cm" svg:y="-0.018cm"><draw:text-box><text:p text:style-name="P52"><text:span text:style-name="T30">E</text:span></text:p></draw:text-box></draw:frame></draw:g><draw:g text:anchor-type="paragraph" draw:z-index="58" draw:name="Forme 39" draw:style-name="gr5"><draw:rect draw:style-name="gr6" draw:text-style-name="P49" svg:width="3.887cm" svg:height="4.836cm" svg:x="4.443cm" svg:y="3.879cm"><text:p/></draw:rect><draw:g draw:style-name="gr7"><draw:line draw:style-name="gr37" draw:text-style-name="P51" svg:x1="4.798cm" svg:y1="8.385cm" svg:x2="5.526cm" svg:y2="4.249cm"><text:p/></draw:line><draw:line draw:style-name="gr38" draw:text-style-name="P51" svg:x1="5.528cm" svg:y1="4.249cm" svg:x2="7.95cm" svg:y2="7.828cm"><text:p/></draw:line><draw:line draw:style-name="gr39" draw:text-style-name="P51" svg:x1="7.95cm" svg:y1="7.828cm" svg:x2="4.801cm" svg:y2="8.384cm"><text:p/></draw:line></draw:g><draw:g draw:style-name="gr7"><draw:circle draw:style-name="gr40" draw:text-style-name="P51" svg:width="1.003cm" svg:height="1.003cm" draw:transform="rotate (1.39731059914666) translate (4.22098611111111cm 8.79475cm)" draw:kind="arc" draw:start-angle="-70" draw:end-angle="0"><text:p/></draw:circle></draw:g><draw:frame draw:style-name="gr41" draw:text-style-name="P57" svg:width="0.63cm" svg:height="0.414cm" svg:x="5.184cm" svg:y="7.509cm"><draw:text-box><text:p text:style-name="P56"><text:span text:style-name="T31">70°</text:span></text:p></draw:text-box></draw:frame><draw:frame draw:style-name="gr42" draw:text-style-name="P57" svg:width="1.214cm" svg:height="0.414cm" draw:transform="rotate (1.39748513207186) translate (4.61786111111111cm 6.57048611111111cm)"><draw:text-box><text:p text:style-name="P56"><text:span text:style-name="T31">4,2 cm</text:span></text:p></draw:text-box></draw:frame><draw:frame draw:style-name="gr43" draw:text-style-name="P57" svg:width="1.214cm" svg:height="0.414cm" draw:transform="rotate (0.173311194723037) translate (5.98311111111111cm 8.21795833333333cm)"><draw:text-box><text:p text:style-name="P56"><text:span text:style-name="T31">3,2 cm</text:span></text:p></draw:text-box></draw:frame><draw:frame draw:style-name="gr44" draw:text-style-name="P57" svg:width="0.207cm" svg:height="0.414cm" svg:x="4.542cm" svg:y="8.248cm"><draw:text-box><text:p text:style-name="P56"><text:span text:style-name="T31">F</text:span></text:p></draw:text-box></draw:frame><draw:frame draw:style-name="gr45" draw:text-style-name="P57" svg:width="0.269cm" svg:height="0.414cm" svg:x="5.406cm" svg:y="3.881cm"><draw:text-box><text:p text:style-name="P56"><text:span text:style-name="T31">N</text:span></text:p></draw:text-box></draw:frame><draw:frame draw:style-name="gr46" draw:text-style-name="P57" svg:width="0.246cm" svg:height="0.414cm" svg:x="8.011cm" svg:y="7.631cm"><draw:text-box><text:p text:style-name="P56"><text:span text:style-name="T31">V</text:span></text:p></draw:text-box></draw:frame></draw:g><text:span text:style-name="_5f_Caractères"><draw:g text:anchor-type="as-char" draw:z-index="53" draw:name="Forme 27" draw:style-name="gr78"><draw:polygon draw:style-name="gr88" draw:text-style-name="P62" svg:width="1.668cm" svg:height="2.808cm" svg:x="0.308cm" svg:y="0.426cm" svg:viewBox="0 0 1669 2809" draw:points="0,426 1669,2809 919,0"><text:p/></draw:polygon><draw:path draw:style-name="gr89" draw:text-style-name="P63" svg:width="0.236cm" svg:height="0.421cm" svg:x="0.49cm" svg:y="0.679cm" svg:viewBox="0 0 237 422" svg:d="M0 422c225-96 295-275 187-422"><text:p/></draw:path><draw:path draw:style-name="gr89" draw:text-style-name="P63" svg:width="0.467cm" svg:height="0.15cm" svg:x="1.175cm" svg:y="1.91cm" svg:viewBox="0 0 468 151" svg:d="M468 0c-179 36-328 87-468 151"><text:p/></draw:path><draw:frame draw:style-name="gr90" draw:text-style-name="P61" svg:width="0.313cm" svg:height="0.588cm" svg:x="0cm" svg:y="0.631cm"><draw:text-box><text:p text:style-name="P52"><text:span text:style-name="T33">T</text:span></text:p></draw:text-box></draw:frame><draw:frame draw:style-name="gr91" draw:text-style-name="P61" svg:width="0.324cm" svg:height="0.59cm" svg:x="1.191cm" svg:y="0cm"><draw:text-box><text:p text:style-name="P52"><text:span text:style-name="T33">E</text:span></text:p></draw:text-box></draw:frame><draw:path draw:style-name="gr92" draw:text-style-name="P62" svg:width="0.915cm" svg:height="0.433cm" svg:x="0.312cm" svg:y="0.423cm" svg:viewBox="0 0 916 434" svg:d="M0 434c42-25 91-51 136-64s91-36 130-64c38-28 99-50 140-61 42-12 96-38 145-61s81-49 124-71c46-26 96-41 139-62l44-21 38-24 20-6"><text:p/></draw:path><draw:path draw:style-name="gr92" draw:text-style-name="P62" svg:width="0.753cm" svg:height="2.821cm" svg:x="1.224cm" svg:y="0.427cm" svg:viewBox="0 0 754 2822" svg:d="M0 0c34 34 41 96 45 147s22 92 31 158c-4 54 25 96 52 142 26 46 34 101 46 151 9 61 39 101 40 160-9 48 16 101 37 151 21 51 30 110 30 169s40 100 47 150c7 49 47 92 51 149 4 56 49 98 36 160-8 54 31 100 43 154s60 90 60 145c-9 63 3 111 18 161s45 94 58 140c14 46 2 113 31 162 34 54-8 116 30 163 21 44 35 85 55 137 23 45 30 105 39 163l5 47v13"><text:p/></draw:path><draw:path draw:style-name="gr92" draw:text-style-name="P62" svg:width="1.677cm" svg:height="2.389cm" svg:x="0.305cm" svg:y="0.853cm" svg:viewBox="0 0 1678 2390" svg:d="M0 0c21 47 57 74 88 108 32 35 56 72 83 116 28 43 41 90 75 129 33 39 60 77 88 118 27 40 51 88 83 126 32 37 60 73 82 118 21 45 49 91 80 134 32 44 61 81 88 129 24 37 60 71 92 114 33 42 68 59 91 95 24 36 59 79 88 117 29 39 57 75 80 123 24 47 48 74 71 119s65 75 90 117c21 37 47 76 75 114 28 39 66 72 87 119 21 46 51 84 69 128s45 92 88 120c42 28 70 67 87 110 31 38 55 89 88 127l5 9"><text:p/></draw:path><draw:frame draw:style-name="gr93" draw:text-style-name="P64" svg:width="0.899cm" svg:height="0.59cm" svg:x="0.949cm" svg:y="1.536cm"><draw:text-box><text:p text:style-name="P52"><text:span text:style-name="T34">20°</text:span></text:p></draw:text-box></draw:frame><draw:frame draw:style-name="gr94" draw:text-style-name="P64" svg:width="1.098cm" svg:height="0.414cm" draw:transform="rotate (-0.87423542232396) translate (0.689680555555556cm 1.63504166666667cm)"><draw:text-box><text:p text:style-name="P52"><text:span text:style-name="T34">6 cm</text:span></text:p></draw:text-box></draw:frame><draw:frame draw:style-name="gr95" draw:text-style-name="P64" svg:width="0.729cm" svg:height="0.468cm" svg:x="0.75cm" svg:y="0.778cm"><draw:text-box><text:p text:style-name="P52"><text:span text:style-name="T34">80°</text:span></text:p></draw:text-box></draw:frame><draw:frame draw:style-name="gr96" draw:text-style-name="P61" svg:width="0.343cm" svg:height="0.456cm" svg:x="1.96cm" svg:y="3.247cm"><draw:text-box><text:p text:style-name="P52"><text:span text:style-name="T33">M</text:span></text:p></draw:text-box></draw:frame><draw:path draw:style-name="gr89" draw:text-style-name="P63" svg:width="0.397cm" svg:height="0.15cm" svg:x="1.259cm" svg:y="2.012cm" svg:viewBox="0 0 398 151" svg:d="M398 0c-151 35-277 87-398 151"><text:p/></draw:path></draw:g></text:span></text:h>
            </text:list-item>
          </text:list>
        </text:list-item>
      </text:list>
      <text:h text:style-name="_5f_Paragraphe" text:outline-level="1"><text:span text:style-name="_5f_Caractères"/></text:h>
      <text:h text:style-name="_5f_Paragraphe" text:outline-level="1"><text:span text:style-name="_5f_Caractères"/></text:h>
      <text:list xml:id="list132902440708959" text:continue-numbering="true" text:style-name="_5f_Numérotation_20_des_20_exercices">
        <text:list-item>
          <text:list>
            <text:list-item>
              <text:h text:style-name="P34" text:outline-level="2"><text:span text:style-name="_5f_Caractères"><draw:g text:anchor-type="as-char" draw:z-index="54" draw:name="Forme 28" draw:style-name="gr78"><draw:frame draw:style-name="gr79" draw:text-style-name="P61" svg:width="0.207cm" svg:height="0.415cm" svg:x="0.092cm" svg:y="2.951cm"><draw:text-box><text:p text:style-name="P52"><text:span text:style-name="T33">F</text:span></text:p></draw:text-box></draw:frame><draw:polygon draw:style-name="gr80" draw:text-style-name="P62" svg:width="1.971cm" svg:height="2.59cm" svg:x="0.335cm" svg:y="0.362cm" svg:viewBox="0 0 1972 2591" draw:points="0,2591 459,0 1972,2245"><text:p/></draw:polygon><draw:path draw:style-name="gr81" draw:text-style-name="P63" svg:width="0.267cm" svg:height="0.267cm" svg:x="0.398cm" svg:y="2.628cm" svg:viewBox="0 0 268 268" svg:d="M0 0c138 26 242 134 268 268"><text:p/></draw:path><draw:frame draw:style-name="gr82" draw:text-style-name="P61" svg:width="0.115cm" svg:height="0.415cm" svg:x="0.492cm" svg:y="2.875cm"><draw:text-box><text:p text:style-name="P52"><text:span text:style-name="T33"><text:s/></text:span></text:p></draw:text-box></draw:frame><draw:frame draw:style-name="gr83" draw:text-style-name="P61" svg:width="0.267cm" svg:height="0.415cm" svg:x="0.676cm" svg:y="0cm"><draw:text-box><text:p text:style-name="P52"><text:span text:style-name="T33">N</text:span></text:p></draw:text-box></draw:frame><draw:frame draw:style-name="gr84" draw:text-style-name="P61" svg:width="0.246cm" svg:height="0.415cm" svg:x="2.413cm" svg:y="2.482cm"><draw:text-box><text:p text:style-name="P52"><text:span text:style-name="T33">V</text:span></text:p></draw:text-box></draw:frame><draw:path draw:style-name="gr85" draw:text-style-name="P62" svg:width="0.46cm" svg:height="2.592cm" svg:x="0.335cm" svg:y="0.376cm" svg:viewBox="0 0 461 2593" svg:d="M460 0c11 64-53 115-35 176 21 71-42 108-35 179 5 58-2 121-18 178s-3 123-28 176c-32 60-32 118-42 178s-6 122-25 178-27 115-41 177-14 114-35 180c-19 56-18 118-30 176s-40 115-40 176-20 120-36 179 4 121-12 178-28 113-42 176-32 115-25 178l-11 60-5 48"><text:p/></draw:path><draw:path draw:style-name="gr85" draw:text-style-name="P62" svg:width="1.541cm" svg:height="2.223cm" svg:x="0.796cm" svg:y="0.376cm" svg:viewBox="0 0 1542 2224" svg:d="M0 0c25 67 88 111 118 176s78 113 99 177c25 74 101 111 148 167 41 46 25 134 81 175 64 44 110 104 143 171s80 113 101 178c19 73 76 125 127 178s77 113 118 177 115 83 129 164c12 69 74 114 123 166 48 45 44 134 95 176 62 55 32 150 110 178s53 140 150 141"><text:p/></draw:path><draw:path draw:style-name="gr85" draw:text-style-name="P62" svg:width="1.987cm" svg:height="0.349cm" svg:x="0.339cm" svg:y="2.61cm" svg:viewBox="0 0 1988 350" svg:d="M0 346c65 16 120-28 182-21s116-25 180-30 120-18 178-41 120-5 183-19 120-22 178-39 124-21 187-30 117-35 177-35 127-27 192-38c60-8 125-1 182-22s120-16 178-37l60-4 60-14 51-16"><text:p/></draw:path><draw:frame draw:style-name="gr86" draw:text-style-name="P64" svg:width="1.213cm" svg:height="0.415cm" draw:transform="rotate (0.260926723173152) translate (0.726722222222222cm 2.94241666666667cm)"><draw:text-box><text:p text:style-name="P52"><text:span text:style-name="T34">3,2 cm</text:span></text:p></draw:text-box></draw:frame><draw:frame draw:style-name="gr86" draw:text-style-name="P64" svg:width="1.213cm" svg:height="0.415cm" draw:transform="rotate (1.39661246744586) translate (0cm 2.26508333333333cm)"><draw:text-box><text:p text:style-name="P52"><text:span text:style-name="T34">4,2 cm</text:span></text:p></draw:text-box></draw:frame><draw:frame draw:style-name="gr87" draw:text-style-name="P64" svg:width="0.63cm" svg:height="0.415cm" svg:x="0.573cm" svg:y="2.342cm"><draw:text-box><text:p text:style-name="P52"><text:span text:style-name="T34">70°</text:span></text:p></draw:text-box></draw:frame></draw:g></text:span></text:h>
            </text:list-item>
          </text:list>
        </text:list-item>
        <text:list-item>
          <text:h text:style-name="P44" text:outline-level="1"><text:span text:style-name="_5f_Caractères">Reproduis ces triangles en vraie grandeur, lorsque cela est possible. Si le triangle n’est pas constructible, explique pourquoi.</text:span></text:h>
        </text:list-item>
      </text:list>
      <text:h text:style-name="_5f_Paragraphe" text:outline-level="1"><draw:g text:anchor-type="as-char" draw:z-index="49" draw:name="Forme 32" draw:style-name="gr113"><draw:g draw:style-name="gr7"><draw:path draw:style-name="gr114" draw:text-style-name="P62" svg:width="2.731cm" svg:height="1.911cm" svg:x="5.771cm" svg:y="0.992cm" svg:viewBox="0 0 2732 1912" svg:d="M0 1912c21-104 127-70 191-127s130-106 202-150 154-65 205-129c55-72 130-102 196-155s132-100 204-144 126-92 203-127 136-90 203-145 134-99 203-147 132-100 205-142 130-112 202-157c67-43 140-80 203-129 69-50 134-102 203-150s127-106 203-134l69-48 40-28"><text:p/></draw:path><draw:path draw:style-name="gr114" draw:text-style-name="P62" svg:width="2.805cm" svg:height="0.507cm" svg:x="5.779cm" svg:y="2.904cm" svg:viewBox="0 0 2806 508" svg:d="M0 0c65 26 134 19 203 48 62 26 134 21 203 26s134 41 204 42 134 16 203 27 136 18 205 40 136 13 203 34 134 12 204 33 136 20 203 41 136 0 203 35c62 30 136 14 203 41s134 35 203 33c79 0 130 39 204 41 67 4 140 4 203 35l69 6 67 7 26 19"><text:p/></draw:path><draw:path draw:style-name="gr114" draw:text-style-name="P62" svg:width="0.096cm" svg:height="2.414cm" svg:x="8.497cm" svg:y="0.992cm" svg:viewBox="0 0 97 2415" svg:d="M0 0c0 67 14 138 7 203-7 72 19 130 7 204-10 67 16 136 12 203s-7 136 0 205 22 130 22 203 12 132 7 203-23 137-7 202 7 136 7 205 10 136 26 203-10 132-12 205 37 130 26 202v69l-5 67v41"><text:p/></draw:path><draw:frame draw:style-name="gr115" draw:text-style-name="P68" svg:width="0.417cm" svg:height="0.482cm" svg:x="8.393cm" svg:y="0.577cm"><draw:text-box><text:p text:style-name="P52"><text:span text:style-name="T38">G</text:span></text:p></draw:text-box></draw:frame><draw:frame draw:style-name="gr115" draw:text-style-name="P68" svg:width="0.419cm" svg:height="0.482cm" svg:x="8.55cm" svg:y="3.38cm"><draw:text-box><text:p text:style-name="P52"><text:span text:style-name="T38">H</text:span></text:p></draw:text-box></draw:frame><draw:frame draw:style-name="gr115" draw:text-style-name="P68" svg:width="0.223cm" svg:height="0.482cm" svg:x="5.551cm" svg:y="2.701cm"><draw:text-box><text:p text:style-name="P52"><text:span text:style-name="T38">I</text:span></text:p></draw:text-box></draw:frame><draw:frame draw:style-name="gr116" draw:text-style-name="P69" svg:width="1.567cm" svg:height="0.574cm" draw:transform="rotate (-0.140149938935145) translate (6.588125cm 3.09018055555556cm)"><draw:text-box><text:p text:style-name="P52"><text:span text:style-name="T39">5,5 cm</text:span></text:p></draw:text-box></draw:frame><draw:polyline draw:style-name="gr114" draw:text-style-name="P62" svg:width="0.064cm" svg:height="0.311cm" svg:x="6.085cm" svg:y="2.675cm" svg:viewBox="0 0 65 312" draw:points="0,0 51,131 65,259 65,312"><text:p/></draw:polyline><draw:frame draw:style-name="gr115" draw:text-style-name="P69" svg:width="0.756cm" svg:height="0.482cm" svg:x="6.334cm" svg:y="2.558cm"><draw:text-box><text:p text:style-name="P52"><text:span text:style-name="T39">45°</text:span></text:p></draw:text-box></draw:frame><draw:polyline draw:style-name="gr114" draw:text-style-name="P62" svg:width="0.258cm" svg:height="0.207cm" svg:x="8.327cm" svg:y="3.144cm" svg:viewBox="0 0 259 208" draw:points="259,0 129,39 26,169 0,208"><text:p/></draw:polyline><draw:frame draw:style-name="gr115" draw:text-style-name="P69" svg:width="0.757cm" svg:height="0.482cm" svg:x="7.858cm" svg:y="2.783cm"><draw:text-box><text:p text:style-name="P52"><text:span text:style-name="T39">78°</text:span></text:p></draw:text-box></draw:frame></draw:g><draw:g draw:style-name="gr7"><draw:polygon draw:style-name="gr117" draw:text-style-name="P62" svg:width="2.66cm" svg:height="2.14cm" svg:x="1.766cm" svg:y="3.876cm" svg:viewBox="0 0 2661 2141" draw:points="2661,2141 0,2000 109,0"><text:p/></draw:polygon><draw:frame draw:style-name="gr118" draw:text-style-name="P70" svg:width="0.297cm" svg:height="0.477cm" svg:x="4.479cm" svg:y="5.74cm"><draw:text-box><text:p text:style-name="P52"><text:span text:style-name="T40">N</text:span></text:p></draw:text-box></draw:frame><draw:frame draw:style-name="gr119" draw:text-style-name="P71" svg:width="0.122cm" svg:height="0.53cm" draw:transform="rotate (2.26648456663984) translate (4.429125cm 6.02176388888889cm)"><draw:text-box><text:p text:style-name="P52"><text:span text:style-name="T41"><text:s/></text:span></text:p></draw:text-box></draw:frame><draw:frame draw:style-name="gr120" draw:text-style-name="P70" svg:width="0.346cm" svg:height="0.477cm" svg:x="1.656cm" svg:y="3.353cm"><draw:text-box><text:p text:style-name="P52"><text:span text:style-name="T40">M</text:span></text:p></draw:text-box></draw:frame><draw:path draw:style-name="gr114" draw:text-style-name="P62" svg:width="0.109cm" svg:height="1.99cm" svg:x="1.759cm" svg:y="3.875cm" svg:viewBox="0 0 110 1991" svg:d="M8 1991c-28-88 26-160 12-248-13-80-21-160 9-244 29-83-11-141 24-225 24-83-8-173 1-254s8-163 26-251c16-83 15-160 8-240-6-79 4-162 9-252 6-89 8-169 13-245l-4-32"><text:p/></draw:path><draw:path draw:style-name="gr114" draw:text-style-name="P62" svg:width="2.639cm" svg:height="0.143cm" svg:x="1.78cm" svg:y="5.855cm" svg:viewBox="0 0 2640 144" svg:d="M2640 141c-97 10-155-12-243-6-89 7-156-24-231-8-74 15-173-4-252-7-78-3-181 20-260-16-79-37-163-7-243-10-81-3-169-24-255-30-86-7-159 25-230-3-89-22-172-18-250-10s-165-24-251-16-180-4-266-15l-80-13-79-7"><text:p/></draw:path><draw:path draw:style-name="gr114" draw:text-style-name="P62" svg:width="2.543cm" svg:height="2.131cm" svg:x="1.876cm" svg:y="3.882cm" svg:viewBox="0 0 2544 2132" svg:d="M0 0c57 35 96 87 147 125 50 39 107 76 155 117 48 40 80 102 145 134s116 72 155 130c39 57 118 61 156 124 39 63 104 82 146 124 41 41 119 98 155 149 36 50 131 68 170 123 38 55 96 95 147 123 52 29 104 91 153 128s108 93 149 144c40 51 121 63 182 103s77 88 131 134 101 86 156 125 107 67 144 126c38 58 100 79 148 126l45 39 54 51 6 7"><text:p/></draw:path><draw:frame draw:style-name="gr121" draw:text-style-name="P72" svg:width="0.974cm" svg:height="0.477cm" draw:transform="rotate (-0.0865683308989189) translate (2.4765cm 5.99883333333333cm)"><draw:text-box><text:p text:style-name="P52"><text:span text:style-name="T42">4 cm</text:span></text:p></draw:text-box></draw:frame><draw:frame draw:style-name="gr121" draw:text-style-name="P72" svg:width="0.974cm" svg:height="0.477cm" draw:transform="rotate (-0.559552558189382) translate (2.91923611111111cm 4.21906944444444cm)"><draw:text-box><text:p text:style-name="P52"><text:span text:style-name="T42">5 cm</text:span></text:p></draw:text-box></draw:frame><draw:frame draw:style-name="gr122" draw:text-style-name="P70" svg:width="0.32cm" svg:height="0.477cm" svg:x="1.379cm" svg:y="5.876cm"><draw:text-box><text:p text:style-name="P52"><text:span text:style-name="T40">O</text:span></text:p></draw:text-box></draw:frame><draw:frame draw:style-name="gr123" draw:text-style-name="P72" svg:width="1.347cm" svg:height="0.477cm" draw:transform="rotate (1.5707963267949) translate (1.28058333333333cm 5.44497222222222cm)"><draw:text-box><text:p text:style-name="P52"><text:span text:style-name="T42">3,5 cm</text:span></text:p></draw:text-box></draw:frame></draw:g><draw:frame draw:style-name="gr124" draw:text-style-name="P68" svg:width="0.421cm" svg:height="0.542cm" svg:x="4.415cm" svg:y="3.759cm"><draw:text-box><text:p text:style-name="P52"><text:span text:style-name="T38">E</text:span></text:p></draw:text-box></draw:frame><draw:g draw:style-name="gr7"><draw:path draw:style-name="gr114" draw:text-style-name="P62" svg:width="0.018cm" svg:height="2.195cm" svg:x="7.424cm" svg:y="4.166cm" svg:viewBox="0 0 19 2196" svg:d="M7 0c6 108 11 213 11 325-14 107-2 217-11 324s-10 217 0 325 4 217 11 322-16 216-11 327 0 224 0 337v106 109 21"><text:p/></draw:path><draw:path draw:style-name="gr114" draw:text-style-name="P62" svg:width="2.758cm" svg:height="0.063cm" svg:x="4.702cm" svg:y="4.15cm" svg:viewBox="0 0 2759 64" svg:d="M0 21c113 13 224-8 337-10s224 30 337 0 224 10 337 23 224 10 335 0c118-14 224 53 335 21s226-14 337-21 224 0 337-23 224 16 337 23l67 9"><text:p/></draw:path><draw:path draw:style-name="gr114" draw:text-style-name="P62" svg:width="2.744cm" svg:height="2.227cm" svg:x="4.693cm" svg:y="4.152cm" svg:viewBox="0 0 2745 2228" svg:d="M2745 2228c-159-23-194-184-318-263-118-78-229-162-335-252-120-96-229-198-342-297-104-93-222-171-339-254s-231-169-338-261-235-157-330-277c-86-109-224-176-339-261s-247-151-305-284l-99-79"><text:p/></draw:path><draw:path draw:style-name="gr114" draw:text-style-name="P62" svg:width="0.231cm" svg:height="0.243cm" svg:x="7.229cm" svg:y="4.152cm" svg:viewBox="0 0 232 244" svg:d="M8 0c42 65-99 328 111 217h113"><text:p/></draw:path><draw:frame draw:style-name="gr124" draw:text-style-name="P68" svg:width="0.419cm" svg:height="0.542cm" svg:x="7.569cm" svg:y="3.914cm"><draw:text-box><text:p text:style-name="P52"><text:span text:style-name="T38">F</text:span></text:p></draw:text-box></draw:frame><draw:frame draw:style-name="gr124" draw:text-style-name="P69" svg:width="1.135cm" svg:height="0.542cm" draw:transform="rotate (1.5707963267949) translate (7.540625cm 5.81186111111111cm)"><draw:text-box><text:p text:style-name="P52"><text:span text:style-name="T39">7 cm</text:span></text:p></draw:text-box></draw:frame><draw:polyline draw:style-name="gr114" draw:text-style-name="P62" svg:width="0.35cm" svg:height="0.175cm" svg:x="7.095cm" svg:y="5.934cm" svg:viewBox="0 0 351 176" draw:points="0,176 176,18 351,0 351,0"><text:p/></draw:polyline><draw:polyline draw:style-name="gr114" draw:text-style-name="P62" svg:width="0.228cm" svg:height="0.352cm" svg:x="5.101cm" svg:y="4.17cm" svg:viewBox="0 0 229 353" draw:points="229,0 194,178 18,335 0,353"><text:p/></draw:polyline><draw:frame draw:style-name="gr124" draw:text-style-name="P69" svg:width="0.805cm" svg:height="0.542cm" svg:x="5.39cm" svg:y="4.267cm"><draw:text-box><text:p text:style-name="P52"><text:span text:style-name="T39">58°</text:span></text:p></draw:text-box></draw:frame><draw:frame draw:style-name="gr124" draw:text-style-name="P69" svg:width="0.805cm" svg:height="0.542cm" svg:x="6.782cm" svg:y="5.45cm"><draw:text-box><text:p text:style-name="P52"><text:span text:style-name="T39">39°</text:span></text:p></draw:text-box></draw:frame><draw:frame draw:style-name="gr124" draw:text-style-name="P73" svg:width="0.421cm" svg:height="0.542cm" svg:x="7.419cm" svg:y="6.417cm"><draw:text-box><text:p text:style-name="P52"><text:span text:style-name="T43">D</text:span></text:p></draw:text-box></draw:frame></draw:g><draw:g draw:style-name="gr7"><draw:path draw:style-name="gr92" draw:text-style-name="P62" svg:width="2.789cm" svg:height="0.41cm" svg:x="0.399cm" svg:y="2.448cm" svg:viewBox="0 0 2790 411" svg:d="M0 411c129-60 273-44 409-79s284-27 424-53c169-32 349-13 515-53 135-34 268 2 396-53 143-60 300-50 452-80s298-59 448-79l134-14h12"><text:p/></draw:path><draw:frame draw:style-name="gr125" draw:text-style-name="P74" svg:width="0.622cm" svg:height="0.503cm" svg:x="0.346cm" svg:y="0cm"><draw:text-box><text:p/></draw:text-box></draw:frame><draw:frame draw:style-name="gr126" draw:text-style-name="P68" svg:width="0.331cm" svg:height="0.477cm" svg:x="0.139cm" svg:y="2.817cm"><draw:text-box><text:p text:style-name="P52"><text:span text:style-name="T38">B</text:span></text:p></draw:text-box></draw:frame><draw:frame draw:style-name="gr126" draw:text-style-name="P68" svg:width="0.331cm" svg:height="0.477cm" svg:x="3.209cm" svg:y="2.341cm"><draw:text-box><text:p text:style-name="P52"><text:span text:style-name="T38">C</text:span></text:p></draw:text-box></draw:frame><draw:path draw:style-name="gr92" draw:text-style-name="P62" svg:width="2.412cm" svg:height="1.904cm" svg:x="0.767cm" svg:y="0.557cm" svg:viewBox="0 0 2413 1905" svg:d="M0 0c344 95 577 381 866 566 293 189 542 436 840 618l289 257 208 258 210 206"><text:p/></draw:path><draw:path draw:style-name="gr92" draw:text-style-name="P62" svg:width="0.389cm" svg:height="2.285cm" svg:x="0.377cm" svg:y="0.564cm" svg:viewBox="0 0 390 2286" svg:d="M390 0c3 69-23 132-37 199s-46 134-57 203-33 136-37 205c-1 77-40 144-67 210s-28 144-44 218-28 149-37 223c-7 63-23 127-32 192s-23 139-30 210c-7 63-30 127-37 192s-12 132-12 199 11 127 18 193v42"><text:p/></draw:path><draw:path draw:style-name="gr92" draw:text-style-name="P62" svg:width="0.391cm" svg:height="0.278cm" svg:x="0.399cm" svg:y="2.505cm" svg:viewBox="0 0 392 279" svg:d="M0 0c199 30 310 136 310 136l82 143"><text:p/></draw:path><draw:frame draw:style-name="gr127" draw:text-style-name="P69" svg:width="0.768cm" svg:height="0.742cm" svg:x="0.496cm" svg:y="2.104cm"><draw:text-box><text:p text:style-name="P52"><text:span text:style-name="T39">80°</text:span></text:p></draw:text-box></draw:frame><draw:frame draw:style-name="gr128" draw:text-style-name="P69" svg:width="1.71cm" svg:height="0.477cm" draw:transform="rotate (0.139626340159546) translate (1.19238888888889cm 2.75327777777778cm)"><draw:text-box><text:p text:style-name="P52"><text:span text:style-name="T39">7,5 cm</text:span></text:p></draw:text-box></draw:frame><draw:frame draw:style-name="gr128" draw:text-style-name="P69" svg:width="1.712cm" svg:height="0.477cm" draw:transform="rotate (1.39661246744586) translate (0cm 1.96481944444444cm)"><draw:text-box><text:p text:style-name="P52"><text:span text:style-name="T39">6 cm</text:span></text:p></draw:text-box></draw:frame><draw:frame draw:style-name="gr127" draw:text-style-name="P68" svg:width="0.768cm" svg:height="0.742cm" svg:x="0.55cm" svg:y="0.15cm"><draw:text-box><text:p text:style-name="P52"><text:span text:style-name="T38">A</text:span></text:p></draw:text-box></draw:frame></draw:g><draw:g draw:style-name="gr7"><draw:path draw:style-name="gr114" draw:text-style-name="P62" svg:width="3.026cm" svg:height="0.049cm" svg:x="3.566cm" svg:y="0.528cm" svg:viewBox="0 0 3027 50" svg:d="M0 32c148-12 296-30 446-28s298 3 448 28 298 25 448 0 298-9 448-28 297 44 448 28 307 0 459 0h150 148 32"><text:p/></draw:path><draw:path draw:style-name="gr114" draw:text-style-name="P62" svg:width="2.243cm" svg:height="2.278cm" svg:x="4.341cm" svg:y="0.566cm" svg:viewBox="0 0 2244 2279" svg:d="M2244 0c-25 132-186 162-265 263s-164 190-254 282c-97 95-199 187-300 281-93 86-173 183-254 280s-171 194-266 282-159 194-275 272c-113 72-178 187-265 280s-153 207-289 254l-76 85"><text:p/></draw:path><draw:path draw:style-name="gr114" draw:text-style-name="P62" svg:width="0.784cm" svg:height="2.271cm" svg:x="3.557cm" svg:y="0.567cm" svg:viewBox="0 0 785 2272" svg:d="M785 2272c-25-99-78-184-81-293s-110-183-131-293c-19-102-60-194-91-293s-50-204-103-291c-54-93-67-199-111-294s-79-198-102-302-43-210-92-303l-37-95-26-97-11-11"><text:p/></draw:path><draw:frame draw:style-name="gr129" draw:text-style-name="P69" svg:width="1.641cm" svg:height="0.493cm" draw:transform="rotate (0.78470003169665) translate (5.07647222222222cm 2.21cm)"><draw:text-box><text:p text:style-name="P52"><text:span text:style-name="T39">4,5 cm</text:span></text:p></draw:text-box></draw:frame><draw:frame draw:style-name="gr129" draw:text-style-name="P69" svg:width="1.639cm" svg:height="0.493cm" draw:transform="rotate (-1.22155594347083) translate (3.77825cm 1.15519444444444cm)"><draw:text-box><text:p text:style-name="P52"><text:span text:style-name="T39">3 cm</text:span></text:p></draw:text-box></draw:frame><draw:frame draw:style-name="gr129" draw:text-style-name="P69" svg:width="1.641cm" svg:height="0.493cm" svg:x="4.246cm" svg:y="0.025cm"><draw:text-box><text:p text:style-name="P52"><text:span text:style-name="T39">9 cm</text:span></text:p></draw:text-box></draw:frame><draw:frame draw:style-name="gr129" draw:text-style-name="P68" svg:width="0.565cm" svg:height="0.493cm" svg:x="3.134cm" svg:y="0.201cm"><draw:text-box><text:p text:style-name="P52"><text:span text:style-name="T38">W</text:span></text:p></draw:text-box></draw:frame><draw:frame draw:style-name="gr129" draw:text-style-name="P75" svg:width="0.567cm" svg:height="0.493cm" svg:x="4.052cm" svg:y="2.866cm"><draw:text-box><text:p text:style-name="P52"><text:span text:style-name="T44">X</text:span></text:p></draw:text-box></draw:frame><draw:frame draw:style-name="gr129" draw:text-style-name="P68" svg:width="0.567cm" svg:height="0.493cm" svg:x="6.574cm" svg:y="0.203cm"><draw:text-box><text:p text:style-name="P52"><text:span text:style-name="T38">Y</text:span></text:p></draw:text-box></draw:frame></draw:g></draw:g></text:h>
      <text:p text:style-name="_5f_Paragraphe_5f_Réponse_5f_Pointillés_5f_Grisés"><draw:g text:anchor-type="paragraph" draw:z-index="59" draw:name="Forme 71" draw:style-name="gr5"><draw:rect draw:style-name="gr17" draw:text-style-name="P54" svg:width="8.706cm" svg:height="10.455cm" svg:x="0.079cm" svg:y="-0.039cm"><text:p/></draw:rect><draw:g draw:style-name="gr7"><draw:g draw:style-name="gr7"><draw:line draw:style-name="gr8" draw:text-style-name="P55" svg:x1="0.712cm" svg:y1="10.06cm" svg:x2="0.712cm" svg:y2="4.06cm"><text:p/></draw:line><draw:line draw:style-name="gr8" draw:text-style-name="P55" svg:x1="0.712cm" svg:y1="4.06cm" svg:x2="8.098cm" svg:y2="8.758cm"><text:p/></draw:line><draw:line draw:style-name="gr8" draw:text-style-name="P55" svg:x1="8.098cm" svg:y1="8.759cm" svg:x2="0.712cm" svg:y2="10.061cm"><text:p/></draw:line></draw:g><draw:circle draw:style-name="gr18" draw:text-style-name="P55" svg:width="1.001cm" svg:height="1.001cm" draw:transform="rotate (1.5707963267949) translate (0.211666666666667cm 10.556875cm)" draw:kind="arc" draw:start-angle="-80" draw:end-angle="0"><text:p/></draw:circle><draw:frame draw:name="DescriptionOOoTep 19" draw:style-name="gr19" draw:text-style-name="P53" svg:width="0.63cm" svg:height="0.414cm" svg:x="1.048cm" svg:y="9.077cm"><draw:text-box><text:p text:style-name="P52"><text:span text:style-name="T30">80°</text:span></text:p></draw:text-box></draw:frame><draw:frame draw:name="DescriptionOOoTep 20" draw:style-name="gr20" draw:text-style-name="P53" svg:width="0.881cm" svg:height="0.414cm" draw:transform="rotate (1.5707963267949) translate (0.0599722222222222cm 7.32895833333333cm)"><draw:text-box><text:p text:style-name="P52"><text:span text:style-name="T30">6 cm</text:span></text:p></draw:text-box></draw:frame><draw:frame draw:name="DescriptionOOoTep 21" draw:style-name="gr21" draw:text-style-name="P53" svg:width="1.214cm" svg:height="0.414cm" draw:transform="rotate (0.175056523975031) translate (3.23320833333333cm 9.80545833333333cm)"><draw:text-box><text:p text:style-name="P52"><text:span text:style-name="T30">7,5 cm</text:span></text:p></draw:text-box></draw:frame><draw:frame draw:name="DescriptionOOoTep 22" draw:style-name="gr22" draw:text-style-name="P53" svg:width="0.246cm" svg:height="0.414cm" svg:x="0.376cm" svg:y="10.065cm"><draw:text-box><text:p text:style-name="P52"><text:span text:style-name="T30">B</text:span></text:p></draw:text-box></draw:frame><draw:frame draw:name="DescriptionOOoTep 23" draw:style-name="gr23" draw:text-style-name="P53" svg:width="0.246cm" svg:height="0.414cm" svg:x="0.42cm" svg:y="3.607cm"><draw:text-box><text:p text:style-name="P52"><text:span text:style-name="T30">A</text:span></text:p></draw:text-box></draw:frame><draw:frame draw:name="DescriptionOOoTep 24" draw:style-name="gr24" draw:text-style-name="P53" svg:width="0.251cm" svg:height="0.414cm" svg:x="8.266cm" svg:y="8.618cm"><draw:text-box><text:p text:style-name="P52"><text:span text:style-name="T30">C</text:span></text:p></draw:text-box></draw:frame></draw:g><draw:g draw:style-name="gr7"><draw:g draw:style-name="gr7"><draw:line draw:style-name="gr8" draw:text-style-name="P55" svg:x1="2.811cm" svg:y1="4.761cm" svg:x2="8.291cm" svg:y2="5.226cm"><text:p/></draw:line><draw:line draw:style-name="gr8" draw:text-style-name="P55" svg:x1="8.292cm" svg:y1="5.225cm" svg:x2="7.715cm" svg:y2="0.624cm"><text:p/></draw:line><draw:line draw:style-name="gr8" draw:text-style-name="P55" svg:x1="7.714cm" svg:y1="0.624cm" svg:x2="2.811cm" svg:y2="4.76cm"><text:p/></draw:line></draw:g><draw:circle draw:style-name="gr18" draw:text-style-name="P55" svg:width="0.999cm" svg:height="0.999cm" draw:transform="skewX (0.00174532925199434) rotate (-0.0848230016469247) translate (2.35655555555556cm 4.22275cm)" draw:kind="arc" draw:start-angle="0" draw:end-angle="45"><text:p/></draw:circle><draw:circle draw:style-name="gr18" draw:text-style-name="P55" svg:width="1.001cm" svg:height="1.001cm" draw:transform="rotate (-0.0848230016469247) translate (7.82990277777778cm 4.68488888888889cm)" draw:kind="arc" draw:start-angle="102" draw:end-angle="180"><text:p/></draw:circle><draw:frame draw:name="DescriptionOOoTep 25" draw:style-name="gr25" draw:text-style-name="P53" svg:width="0.742cm" svg:height="0.414cm" svg:x="3.614cm" svg:y="4.353cm"><draw:text-box><text:p text:style-name="P52"><text:span text:style-name="T30">45 °</text:span></text:p></draw:text-box></draw:frame><draw:frame draw:name="DescriptionOOoTep 26" draw:style-name="gr26" draw:text-style-name="P53" svg:width="0.742cm" svg:height="0.414cm" svg:x="6.962cm" svg:y="4.41cm"><draw:text-box><text:p text:style-name="P52"><text:span text:style-name="T30">78 °</text:span></text:p></draw:text-box></draw:frame><draw:frame draw:name="DescriptionOOoTep 27" draw:style-name="gr27" draw:text-style-name="P53" svg:width="1.214cm" svg:height="0.414cm" svg:x="5.733cm" svg:y="5.221cm"><draw:text-box><text:p text:style-name="P52"><text:span text:style-name="T30">5,5 cm</text:span></text:p></draw:text-box></draw:frame><draw:frame draw:name="DescriptionOOoTep 28" draw:style-name="gr28" draw:text-style-name="P53" svg:width="0.11cm" svg:height="0.414cm" svg:x="2.471cm" svg:y="4.655cm"><draw:text-box><text:p text:style-name="P52"><text:span text:style-name="T30">I</text:span></text:p></draw:text-box></draw:frame><draw:frame draw:name="DescriptionOOoTep 29" draw:style-name="gr29" draw:text-style-name="P53" svg:width="0.271cm" svg:height="0.414cm" svg:x="8.384cm" svg:y="5.21cm"><draw:text-box><text:p text:style-name="P52"><text:span text:style-name="T30">H</text:span></text:p></draw:text-box></draw:frame><draw:frame draw:name="DescriptionOOoTep 30" draw:style-name="gr30" draw:text-style-name="P53" svg:width="0.279cm" svg:height="0.414cm" svg:x="7.708cm" svg:y="0.15cm"><draw:text-box><text:p text:style-name="P52"><text:span text:style-name="T30">G</text:span></text:p></draw:text-box></draw:frame></draw:g><draw:g draw:style-name="gr7"><draw:g draw:style-name="gr7"><draw:line draw:style-name="gr8" draw:text-style-name="P55" svg:x1="2.397cm" svg:y1="3.554cm" svg:x2="0.887cm" svg:y2="0.397cm"><text:p/></draw:line><draw:line draw:style-name="gr8" draw:text-style-name="P55" svg:x1="0.887cm" svg:y1="0.397cm" svg:x2="5.781cm" svg:y2="1.422cm"><text:p/></draw:line><draw:line draw:style-name="gr8" draw:text-style-name="P55" svg:x1="5.785cm" svg:y1="1.423cm" svg:x2="2.401cm" svg:y2="3.556cm"><text:p/></draw:line></draw:g><draw:frame draw:name="DescriptionOOoTep 31" draw:style-name="gr31" draw:text-style-name="P53" svg:width="1.214cm" svg:height="0.414cm" draw:transform="rotate (2.01620435190385) translate (1.41993055555556cm 2.76401388888889cm)"><draw:text-box><text:p text:style-name="P52"><text:span text:style-name="T30">3,5 cm</text:span></text:p></draw:text-box></draw:frame><draw:frame draw:name="DescriptionOOoTep 32" draw:style-name="gr32" draw:text-style-name="P53" svg:width="0.881cm" svg:height="0.414cm" draw:transform="rotate (-0.207170582211727) translate (2.89806944444444cm 0.229305555555556cm)"><draw:text-box><text:p text:style-name="P52"><text:span text:style-name="T30">5 cm</text:span></text:p></draw:text-box></draw:frame><draw:frame draw:name="DescriptionOOoTep 33" draw:style-name="gr33" draw:text-style-name="P53" svg:width="0.881cm" svg:height="0.414cm" draw:transform="rotate (0.394793476801117) translate (3.65125cm 2.86455555555556cm)"><draw:text-box><text:p text:style-name="P52"><text:span text:style-name="T30">4 cm</text:span></text:p></draw:text-box></draw:frame><draw:frame draw:name="DescriptionOOoTep 34" draw:style-name="gr34" draw:text-style-name="P53" svg:width="0.283cm" svg:height="0.414cm" svg:x="2.161cm" svg:y="3.628cm"><draw:text-box><text:p text:style-name="P52"><text:span text:style-name="T30">O</text:span></text:p></draw:text-box></draw:frame><draw:frame draw:name="DescriptionOOoTep 35" draw:style-name="gr35" draw:text-style-name="P53" svg:width="0.309cm" svg:height="0.414cm" svg:x="0.483cm" svg:y="0.025cm"><draw:text-box><text:p text:style-name="P52"><text:span text:style-name="T30">M</text:span></text:p></draw:text-box></draw:frame><draw:frame draw:name="DescriptionOOoTep 36" draw:style-name="gr36" draw:text-style-name="P53" svg:width="0.269cm" svg:height="0.414cm" svg:x="5.948cm" svg:y="1.175cm"><draw:text-box><text:p text:style-name="P52"><text:span text:style-name="T30">N</text:span></text:p></draw:text-box></draw:frame></draw:g></draw:g><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h text:style-name="P11" text:outline-level="1"><text:span text:style-name="_5f_Correction_5f_surligné"><text:span text:style-name="T15">Dans le triangle </text:span></text:span><text:span text:style-name="_5f_Correction_5f_surligné"><text:span text:style-name="T14">WXY : </text:span></text:span></text:h>
      <text:h text:style-name="P12" text:outline-level="1"><text:span text:style-name="_5f_Correction_5f_surligné">Le plus grand côté [WY] mesure 9</text:span><text:span text:style-name="_5f_Correction_5f_surligné"><text:span text:style-name="T18"> </text:span></text:span><text:span text:style-name="_5f_Correction_5f_surligné">cm.</text:span></text:h>
      <text:h text:style-name="P11" text:outline-level="1"><text:span text:style-name="_5f_Correction_5f_surligné"><text:span text:style-name="T19">Or, WX</text:span></text:span><text:span text:style-name="_5f_Correction_5f_surligné"><text:span text:style-name="T20"> </text:span></text:span><text:span text:style-name="_5f_Correction_5f_surligné"><text:span text:style-name="T21"></text:span></text:span><text:span text:style-name="_5f_Correction_5f_surligné"><text:span text:style-name="T22"> </text:span></text:span><text:span text:style-name="_5f_Correction_5f_surligné"><text:span text:style-name="T19">XY</text:span></text:span><text:span text:style-name="_5f_Correction_5f_surligné"><text:span text:style-name="T20"> </text:span></text:span><text:span text:style-name="_5f_symboles"><text:span text:style-name="T19">=</text:span></text:span><text:span text:style-name="_5f_symboles"><text:span text:style-name="T20"> </text:span></text:span><text:span text:style-name="_5f_Correction_5f_surligné"><text:span text:style-name="T19">3</text:span></text:span><text:span text:style-name="_5f_Correction_5f_surligné"><text:span text:style-name="T20"> </text:span></text:span><text:span text:style-name="_5f_Correction_5f_surligné"><text:span text:style-name="T21"></text:span></text:span><text:span text:style-name="_5f_Correction_5f_surligné"><text:span text:style-name="T22"> </text:span></text:span><text:span text:style-name="_5f_Correction_5f_surligné"><text:span text:style-name="T19">4,5</text:span></text:span><text:span text:style-name="_5f_Correction_5f_surligné"><text:span text:style-name="T20"> </text:span></text:span><text:span text:style-name="_5f_symboles"><text:span text:style-name="T19">=</text:span></text:span><text:span text:style-name="_5f_Correction_5f_surligné"><text:span text:style-name="T19">7,5</text:span></text:span><text:span text:style-name="_5f_Correction_5f_surligné"><text:span text:style-name="T20"> </text:span></text:span><text:span text:style-name="_5f_Correction_5f_surligné"><text:span text:style-name="T19">et 9</text:span></text:span><text:span text:style-name="_5f_Correction_5f_surligné"><text:span text:style-name="T20"> </text:span></text:span><text:span text:style-name="_5f_Correction_5f_surligné"><text:span text:style-name="T19"></text:span></text:span><text:span text:style-name="_5f_Correction_5f_surligné"><text:span text:style-name="T20"> </text:span></text:span><text:span text:style-name="_5f_Correction_5f_surligné"><text:span text:style-name="T19">7,5.</text:span></text:span></text:h>
      <text:h text:style-name="P12" text:outline-level="1"><text:span text:style-name="_5f_Correction_5f_surligné">Donc WXY n'est pas constructible.</text:span></text:h>
      <text:h text:style-name="P11" text:outline-level="1"><text:span text:style-name="_5f_Correction_5f_surligné"><text:span text:style-name="T8">Dans le triangle </text:span></text:span><text:span text:style-name="_5f_Correction_5f_surligné"><text:span text:style-name="T7">DEF :</text:span></text:span></text:h>
      <text:h text:style-name="P12" text:outline-level="1"><text:span text:style-name="T23"><draw:frame draw:style-name="fr2" draw:name="Objet144" text:anchor-type="as-char" svg:width="0.898cm" svg:height="0.459cm" draw:z-index="61"><draw:object xlink:href="./Object 1" xlink:type="simple" xlink:show="embed" xlink:actuate="onLoad"/><draw:image xlink:href="./ObjectReplacements/Object 1" xlink:type="simple" xlink:show="embed" xlink:actuate="onLoad"/><svg:desc>formula</svg:desc></draw:frame></text:span><text:span text:style-name="_5f_Correction_5f_surligné"><text:span text:style-name="T19">+</text:span></text:span><text:span text:style-name="T19"><draw:frame draw:style-name="fr2" draw:name="Objet145" text:anchor-type="as-char" svg:width="0.898cm" svg:height="0.459cm" draw:z-index="62"><draw:object xlink:href="./Object 2" xlink:type="simple" xlink:show="embed" xlink:actuate="onLoad"/><draw:image xlink:href="./ObjectReplacements/Object 2" xlink:type="simple" xlink:show="embed" xlink:actuate="onLoad"/><svg:desc>formula</svg:desc></draw:frame></text:span><text:span text:style-name="_5f_Correction_5f_surligné"><text:span text:style-name="T19">+</text:span></text:span><text:span text:style-name="T19"><draw:frame draw:style-name="fr2" draw:name="Objet146" text:anchor-type="as-char" svg:width="0.898cm" svg:height="0.459cm" draw:z-index="63"><draw:object xlink:href="./Object 3" xlink:type="simple" xlink:show="embed" xlink:actuate="onLoad"/><draw:image xlink:href="./ObjectReplacements/Object 3" xlink:type="simple" xlink:show="embed" xlink:actuate="onLoad"/><svg:desc>formula</svg:desc></draw:frame></text:span><text:span text:style-name="_5f_Correction_5f_surligné"><text:span text:style-name="T19">=</text:span></text:span><text:span text:style-name="_5f_Correction_5f_surligné"><text:span text:style-name="T20"> </text:span></text:span><text:span text:style-name="_5f_Correction_5f_surligné"><text:span text:style-name="T19">90°</text:span></text:span><text:span text:style-name="_5f_Correction_5f_surligné"><text:span text:style-name="T20"> </text:span></text:span><text:span text:style-name="_5f_Correction_5f_surligné"><text:span text:style-name="T21"></text:span></text:span><text:span text:style-name="_5f_Correction_5f_surligné"><text:span text:style-name="T22"> </text:span></text:span><text:span text:style-name="_5f_Correction_5f_surligné"><text:span text:style-name="T19">39°</text:span></text:span><text:span text:style-name="_5f_Correction_5f_surligné"><text:span text:style-name="T20"> </text:span></text:span><text:span text:style-name="_5f_Correction_5f_surligné"><text:span text:style-name="T21"></text:span></text:span><text:span text:style-name="_5f_Correction_5f_surligné"><text:span text:style-name="T22"> </text:span></text:span><text:span text:style-name="_5f_Correction_5f_surligné"><text:span text:style-name="T19">58°</text:span></text:span><text:span text:style-name="_5f_Correction_5f_surligné"><text:span text:style-name="T20"> </text:span></text:span><text:span text:style-name="_5f_symboles"><text:span text:style-name="T19">=</text:span></text:span><text:span text:style-name="_5f_symboles"><text:span text:style-name="T20"> </text:span></text:span><text:span text:style-name="_5f_Correction_5f_surligné"><text:span text:style-name="T19">187°.</text:span></text:span></text:h>
      <text:h text:style-name="P11" text:outline-level="1"><text:span text:style-name="_5f_Correction_5f_surligné"><text:span text:style-name="T12">Or, la somme des mesures des angles d'un triangle est égale à 180°; d</text:span></text:span><text:span text:style-name="_5f_Correction_5f_surligné"><text:span text:style-name="T13">onc DEF n'est pas constructible.</text:span></text:span></text:h>
      <text:list xml:id="list132902987081283" text:continue-numbering="true" text:style-name="_5f_Numérotation_20_des_20_exercices">
        <text:list-header>
          <text:h text:style-name="P44" text:outline-level="1"><text:span text:style-name="_5f_Niveau_5f_jaune"><text:span text:style-name="T17"/></text:span></text:h>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 svg:font-family="'Bitstream vera sans'"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Lucida Sans3"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OpenSymbol3" svg:font-family="OpenSymbol" style:font-adornments="Regular" style:font-charset="x-symbol"/>
    <style:font-face style:name="SimSun" svg:font-family="SimSun" style:font-pitch="variable"/>
    <style:font-face style:name="SimSun1" svg:font-family="SimSun" style:font-family-generic="roman" style:font-pitch="variable"/>
    <style:font-face style:name="SimSun2" svg:font-family="SimSun" style:font-family-generic="swiss" style:font-pitch="variable"/>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Dimension_20_Lines" draw:display-name="Dimension Lines" svg:viewBox="0 0 836 110" svg:d="M0 0h278 278 280v36 36 38h-278-278-280v-36-36z"/>
    <draw:stroke-dash draw:name="Dashed_20__28_var_29__20_5672" draw:display-name="Dashed (var) 5672" draw:style="rect" draw:dots1="1" draw:dots1-length="0.011cm" draw:dots2="1" draw:dots2-length="0.011cm" draw:distance="0.011cm"/>
    <draw:stroke-dash draw:name="Dashed_20__28_var_29__20_7281" draw:display-name="Dashed (var) 7281" draw:style="rect" draw:dots1="1" draw:dots1-length="0.011cm" draw:dots2="1" draw:dots2-length="0.011cm" draw:distance="0.011cm"/>
    <draw:stroke-dash draw:name="Dashed_20__28_var_29__20_7282" draw:display-name="Dashed (var) 7282" draw:style="rect" draw:dots1="1" draw:dots1-length="0.011cm" draw:dots2="1" draw:dots2-length="0.011cm" draw:distance="0.011cm"/>
    <draw:stroke-dash draw:name="Dashed_20__28_var_29__20_7283" draw:display-name="Dashed (var) 7283" draw:style="rect" draw:dots1="1" draw:dots1-length="0.011cm" draw:dots2="1" draw:dots2-length="0.011cm" draw:distance="0.011cm"/>
    <draw:stroke-dash draw:name="Dashed_20__28_var_29__20_7284" draw:display-name="Dashed (var) 7284" draw:style="rect" draw:dots1="1" draw:dots1-length="0.011cm" draw:dots2="1" draw:dots2-length="0.011cm" draw:distance="0.011cm"/>
    <draw:stroke-dash draw:name="Dashed_20__28_var_29__20_7285" draw:display-name="Dashed (var) 7285" draw:style="rect" draw:dots1="1" draw:dots1-length="0.011cm" draw:dots2="1" draw:dots2-length="0.011cm" draw:distance="0.011cm"/>
    <draw:stroke-dash draw:name="Dashed_20__28_var_29__20_7286" draw:display-name="Dashed (var) 7286" draw:style="rect" draw:dots1="1" draw:dots1-length="0.011cm" draw:dots2="1" draw:dots2-length="0.011cm" draw:distance="0.011cm"/>
    <draw:stroke-dash draw:name="Dashed_20__28_var_29__20_7287" draw:display-name="Dashed (var) 7287" draw:style="rect" draw:dots1="1" draw:dots1-length="0.011cm" draw:dots2="1" draw:dots2-length="0.011cm" draw:distance="0.011cm"/>
    <draw:stroke-dash draw:name="Dashed_20__28_var_29__20_7288" draw:display-name="Dashed (var) 7288" draw:style="rect" draw:dots1="1" draw:dots1-length="0.011cm" draw:dots2="1" draw:dots2-length="0.011cm" draw:distance="0.011cm"/>
    <draw:stroke-dash draw:name="Dashed_20__28_var_29__20_7289" draw:display-name="Dashed (var) 7289" draw:style="rect" draw:dots1="1" draw:dots1-length="0.011cm" draw:dots2="1" draw:dots2-length="0.011cm" draw:distance="0.011cm"/>
    <draw:stroke-dash draw:name="Dashed_20__28_var_29__20_7290" draw:display-name="Dashed (var) 7290" draw:style="rect" draw:dots1="1" draw:dots1-length="0.011cm" draw:dots2="1" draw:dots2-length="0.011cm" draw:distance="0.011cm"/>
    <draw:stroke-dash draw:name="Dashed_20__28_var_29__20_7291" draw:display-name="Dashed (var) 7291" draw:style="rect" draw:dots1="1" draw:dots1-length="0.011cm" draw:dots2="1" draw:dots2-length="0.011cm" draw:distance="0.011cm"/>
    <draw:stroke-dash draw:name="Dashed_20__28_var_29__20_7292" draw:display-name="Dashed (var) 7292" draw:style="rect" draw:dots1="1" draw:dots1-length="0.011cm" draw:dots2="1" draw:dots2-length="0.011cm" draw:distance="0.011cm"/>
    <draw:stroke-dash draw:name="Dashed_20__28_var_29__20_7293" draw:display-name="Dashed (var) 7293" draw:style="rect" draw:dots1="1" draw:dots1-length="0.011cm" draw:dots2="1" draw:dots2-length="0.011cm" draw:distance="0.011cm"/>
    <draw:stroke-dash draw:name="Dashed_20__28_var_29__20_7294" draw:display-name="Dashed (var) 7294" draw:style="rect" draw:dots1="1" draw:dots1-length="0.011cm" draw:dots2="1" draw:dots2-length="0.011cm" draw:distance="0.011cm"/>
    <draw:stroke-dash draw:name="Dashed_20__28_var_29__20_7295" draw:display-name="Dashed (var) 7295" draw:style="rect" draw:dots1="1" draw:dots1-length="0.011cm" draw:dots2="1" draw:dots2-length="0.011cm" draw:distance="0.011cm"/>
    <draw:stroke-dash draw:name="Dashed_20__28_var_29__20_7296" draw:display-name="Dashed (var) 7296" draw:style="rect" draw:dots1="1" draw:dots1-length="0.011cm" draw:dots2="1" draw:dots2-length="0.011cm" draw:distance="0.011cm"/>
    <draw:stroke-dash draw:name="Dashed_20__28_var_29__20_7297" draw:display-name="Dashed (var) 7297" draw:style="rect" draw:dots1="1" draw:dots1-length="0.011cm" draw:dots2="1" draw:dots2-length="0.011cm" draw:distance="0.011cm"/>
    <draw:stroke-dash draw:name="Dashed_20__28_var_29__20_7298" draw:display-name="Dashed (var) 7298" draw:style="rect" draw:dots1="1" draw:dots1-length="0.011cm" draw:dots2="1" draw:dots2-length="0.011cm" draw:distance="0.011cm"/>
    <draw:stroke-dash draw:name="Dashed_20__28_var_29__20_7299" draw:display-name="Dashed (var) 7299" draw:style="rect" draw:dots1="1" draw:dots1-length="0.011cm" draw:dots2="1" draw:dots2-length="0.011cm" draw:distance="0.011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06cm" draw:dots2="1" draw:dots2-length="0.006cm" draw:distance="0.006cm"/>
    <draw:stroke-dash draw:name="Dashed_20__28_var_29__20_7340" draw:display-name="Dashed (var) 7340" draw:style="rect" draw:dots1="1" draw:dots1-length="0.006cm" draw:dots2="1" draw:dots2-length="0.006cm" draw:distance="0.00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3" style:font-size-asian="12pt" style:language-asian="zh" style:country-asian="CN" style:font-name-complex="Lucida 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3" style:font-size-asian="12pt" style:language-asian="zh" style:country-asian="CN" style:font-name-complex="Lucida 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2pt" style:display-name="_Paragraphe_2pt" style:family="paragraph" style:parent-style-name="_5f_Paragraphe">
      <style:text-properties fo:font-size="2pt"/>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_5f_Caractères_5f_espacement_5f_-0_2c_1pt" style:display-name="_Caractères_espacement_-0,1pt" style:family="text" style:parent-style-name="_5f_Caractères">
      <style:text-properties fo:letter-spacing="-0.004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2pt" style:display-name="_Caractères_espacement_-0,2pt" style:family="text" style:parent-style-name="_5f_Caractères">
      <style:text-properties fo:letter-spacing="-0.007cm"/>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2pt" style:display-name="_Caractères_2pt" style:family="text" style:parent-style-name="_5f_Caractères">
      <style:text-properties fo:font-size="2pt"/>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symboles" style:display-name="_symboles" style:family="text">
      <style:text-properties fo:color="#000000" loext:opacity="100%" style:font-name="OpenSymbol2" fo:font-family="OpenSymbol" style:font-style-name="Oblique" style:font-pitch="variable" style:font-charset="x-symbol" fo:font-size="10pt" fo:font-style="normal" fo:background-color="#ffff00"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Character_5f_20_5f_style" style:display-name="Character_20_style" style:family="text"/>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M_20_page_20_impaire_20__28_D_29_">
      <style:text-properties officeooo:rsid="01035d0f" officeooo:paragraph-rsid="01035d0f"/>
    </style:style>
    <style:style style:name="MP2" style:family="paragraph">
      <loext:graphic-properties draw:fill="solid" draw:fill-color="#7fb241"/>
    </style:style>
    <style:style style:name="MP3" style:family="paragraph">
      <style:paragraph-properties fo:text-align="center"/>
    </style:style>
    <style:style style:name="MP4"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paragraph-rsid="013b50d8"/>
    </style:style>
    <style:style style:name="MP7" style:family="paragraph" style:parent-style-name="_5f_Footer_20_page_20_paire_20__28_G_29_">
      <style:paragraph-properties fo:text-align="end" style:justify-single-word="false"/>
      <style:text-properties officeooo:rsid="0104ebc9" officeooo:paragraph-rsid="0104ebc9"/>
    </style:style>
    <style:style style:name="MP8" style:family="paragraph" style:parent-style-name="_5f_Footer_20_page_20_paire_20__28_G_29_">
      <style:text-properties officeooo:paragraph-rsid="013b50d8"/>
    </style:style>
    <style:style style:name="MP9" style:family="paragraph" style:parent-style-name="_5f_Footer_20_page_20_impaire_20__28_D_29_">
      <style:paragraph-properties fo:text-align="start" style:justify-single-word="false"/>
      <style:text-properties officeooo:rsid="0104ebc9" officeooo:paragraph-rsid="0104ebc9"/>
    </style:style>
    <style:style style:name="MP10" style:family="paragraph" style:parent-style-name="_5f_Header_20_M_20_page_20_impaire_20__28_D_29_">
      <style:text-properties officeooo:rsid="0101a5c8" officeooo:paragraph-rsid="0101a5c8"/>
    </style:style>
    <style:style style:name="MP11" style:family="paragraph" style:parent-style-name="_5f_Header_20_M_20_page_20_paire_20__28_G_29_">
      <style:text-properties officeooo:rsid="0101a5c8" officeooo:paragraph-rsid="0101a5c8"/>
    </style:style>
    <style:style style:name="MP12" style:family="paragraph" style:parent-style-name="_5f_Header_20_D_20_page_20_impaire_20__28_D_29_">
      <style:text-properties officeooo:rsid="0101821f" officeooo:paragraph-rsid="0101821f"/>
    </style:style>
    <style:style style:name="MP13" style:family="paragraph">
      <loext:graphic-properties draw:fill="solid" draw:fill-color="#9d0f89"/>
    </style:style>
    <style:style style:name="MP1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_5f_Header_20_D_20_page_20_paire_20__28_G_29_">
      <style:text-properties officeooo:rsid="0101821f" officeooo:paragraph-rsid="0101821f"/>
    </style:style>
    <style:style style:name="MP16" style:family="paragraph" style:parent-style-name="_5f_Footer_20_page_20_paire_20__28_G_29_">
      <style:paragraph-properties fo:text-align="end" style:justify-single-word="false"/>
      <style:text-properties officeooo:paragraph-rsid="01397109"/>
    </style:style>
    <style:style style:name="MP17" style:family="paragraph" style:parent-style-name="_5f_Footer_20_page_20_paire_20__28_G_29_">
      <style:text-properties officeooo:paragraph-rsid="01397109"/>
    </style:style>
    <style:style style:name="MP18" style:family="paragraph" style:parent-style-name="_5f_Header_20_D_20_page_20_impaire_20__28_D_29_">
      <style:text-properties officeooo:rsid="00fe4814" officeooo:paragraph-rsid="00fe4814"/>
    </style:style>
    <style:style style:name="MP19" style:family="paragraph" style:parent-style-name="_5f_Header_20_D_20_page_20_paire_20__28_G_29_">
      <style:text-properties officeooo:paragraph-rsid="00fe4814"/>
    </style:style>
    <style:style style:name="MP20" style:family="paragraph" style:parent-style-name="_5f_Footer_20_page_20_paire_20__28_G_29_">
      <style:paragraph-properties fo:text-align="end" style:justify-single-word="false"/>
      <style:text-properties officeooo:paragraph-rsid="0135ac9e"/>
    </style:style>
    <style:style style:name="MP21" style:family="paragraph" style:parent-style-name="_5f_Footer_20_page_20_paire_20__28_G_29_">
      <style:text-properties officeooo:paragraph-rsid="0135ac9e"/>
    </style:style>
    <style:style style:name="MP22" style:family="paragraph" style:parent-style-name="_5f_Header_20_G_20_page_20_impaire_20__28_D_29_">
      <style:text-properties fo:font-variant="small-caps" fo:color="#1ca2b8" loext:opacity="100%" style:font-name="Bitstream Vera Sans3" fo:font-size="16pt" fo:font-style="normal" fo:text-shadow="none" fo:font-weight="bold" officeooo:rsid="00fc60e2" officeooo:paragraph-rsid="00fc60e2"/>
    </style:style>
    <style:style style:name="MP23" style:family="paragraph" style:parent-style-name="_5f_Header_20_G_20_page_20_paire_20__28_G_29_">
      <style:paragraph-properties fo:text-align="start" style:justify-single-word="false"/>
      <style:text-properties fo:font-variant="small-caps" fo:color="#1ca2b8" loext:opacity="100%" style:font-name="Bitstream Vera Sans3" fo:font-size="16pt" fo:font-style="normal" fo:text-shadow="none" fo:font-weight="bold" officeooo:rsid="00ff1fa1" officeooo:paragraph-rsid="00ff1fa1"/>
    </style:style>
    <style:style style:name="MP24" style:family="paragraph">
      <loext:graphic-properties draw:fill="solid" draw:fill-color="#1ca2b8"/>
    </style:style>
    <style:style style:name="MP2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6" style:family="paragraph" style:parent-style-name="_5f_Footer_20_page_20_paire_20__28_G_29_">
      <style:paragraph-properties fo:text-align="end" style:justify-single-word="false"/>
      <style:text-properties officeooo:paragraph-rsid="01336347"/>
    </style:style>
    <style:style style:name="MP27" style:family="paragraph" style:parent-style-name="_5f_Footer_20_page_20_paire_20__28_G_29_">
      <style:text-properties officeooo:paragraph-rsid="01336347"/>
    </style:style>
    <style:style style:name="MP28" style:family="paragraph" style:parent-style-name="_5f_Header_20_G_20_page_20_paire_20__28_G_29_">
      <style:text-properties fo:font-variant="small-caps" fo:color="#1ca2b8" loext:opacity="100%" style:font-name="Bitstream Vera Sans3" fo:font-size="16pt" fo:font-style="normal" fo:text-shadow="none" fo:font-weight="bold" officeooo:rsid="00d6844f" officeooo:paragraph-rsid="00d6844f"/>
    </style:style>
    <style:style style:name="MP29" style:family="paragraph" style:parent-style-name="_5f_Header_20_G_20_page_20_paire_20__28_G_29_">
      <style:text-properties officeooo:rsid="00ff3616" officeooo:paragraph-rsid="00ff3616"/>
    </style:style>
    <style:style style:name="MP30" style:family="paragraph" style:parent-style-name="_5f_Footer_20_page_20_impaire_20__28_D_29_">
      <style:text-properties officeooo:paragraph-rsid="01316a8b"/>
    </style:style>
    <style:style style:name="MP31" style:family="paragraph" style:parent-style-name="_5f_Footer_20_page_20_paire_20__28_G_29_">
      <style:paragraph-properties fo:text-align="end" style:justify-single-word="false"/>
      <style:text-properties officeooo:rsid="00d9449a" officeooo:paragraph-rsid="00d9449a"/>
    </style:style>
    <style:style style:name="MP32" style:family="paragraph" style:parent-style-name="_5f_Footer_20_page_20_paire_20__28_G_29_">
      <style:text-properties officeooo:paragraph-rsid="01316a8b"/>
    </style:style>
    <style:style style:name="MP3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34" style:family="paragraph">
      <loext:graphic-properties draw:fill="solid" draw:fill-color="#d7e12c"/>
    </style:style>
    <style:style style:name="MP3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7fb241" loext:opacity="100%" style:font-name="Bitstream Vera Sans6" fo:font-size="16pt" fo:font-weight="bold" officeooo:rsid="0021cde5"/>
    </style:style>
    <style:style style:name="MT3" style:family="text">
      <style:text-properties fo:font-variant="small-caps" fo:color="#7fb241" loext:opacity="100%" style:font-name="Bitstream Vera Sans6" fo:font-size="16pt" fo:font-weight="bold"/>
    </style:style>
    <style:style style:name="MT4" style:family="text">
      <style:text-properties fo:font-variant="small-caps" fo:color="#7fb241" loext:opacity="100%" style:font-name="Bitstream Vera Sans6" fo:font-size="16pt" fo:font-weight="bold" officeooo:rsid="02768590"/>
    </style:style>
    <style:style style:name="MT5" style:family="text"/>
    <style:style style:name="MT6" style:family="text">
      <style:text-properties fo:font-size="16pt" officeooo:rsid="00fe4814" style:font-size-asian="16pt" style:font-size-complex="16pt"/>
    </style:style>
    <style:style style:name="MT7" style:family="text">
      <style:text-properties fo:font-variant="small-caps" fo:color="#1ca2b8" loext:opacity="100%" style:font-name="Bitstream Vera Sans3" fo:font-size="16pt" fo:font-style="normal" fo:text-shadow="none" fo:font-weight="bold" officeooo:rsid="0334510d"/>
    </style:style>
    <style:style style:name="MT8" style:family="text">
      <style:text-properties fo:font-variant="small-caps" fo:color="#1ca2b8" loext:opacity="100%" style:font-name="Bitstream Vera Sans3" fo:font-size="16pt" fo:font-style="normal" fo:text-shadow="none" fo:font-weight="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1ca2b8" style:run-through="back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12"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1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Mesures_5f_CLR_5f_7fb241_5f_2col" style:display-name="SERIE_Mesures_CLR_7fb241_2col" style:page-layout-name="Mpm10" draw:style-name="Mdp1">
      <style:header>
        <text:p text:style-name="MP1"><draw:path text:anchor-type="paragraph" draw:z-index="67" draw:name="Fond_Num_Serie_Impair_Mesures_2col" draw:style-name="Mgr1" draw:text-style-name="MP2" svg:width="4.329cm" svg:height="2.24cm" svg:x="-1.499cm" svg:y="-1cm" svg:viewBox="0 0 4330 2241" svg:d="M0 2241l3984-288c209-15 363-168 345-342l-170-1611h-4159z"><text:p/></draw:path><draw:frame text:anchor-type="paragraph" draw:z-index="71"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4" draw:name="Ligne_Entete_Impair_Mesures_2col" draw:style-name="Mgr3" draw:text-style-name="MP3" svg:x1="16.023cm" svg:y1="0.36cm" svg:x2="20.496cm" svg:y2="0.36cm"><text:p/></draw:line><draw:line text:anchor-type="paragraph" draw:z-index="20" draw:name="Ligne_Verticale_Impair_Mesures_2col" draw:style-name="Mgr3" draw:text-style-name="MP3" svg:x1="9.477cm" svg:y1="1.979cm" svg:x2="9.477cm" svg:y2="27.016cm"><text:p/></draw:line><draw:g text:anchor-type="paragraph" draw:z-index="5" draw:name="Fond_Num_Page_Impair_Mesures_2col" draw:style-name="Mgr4"><draw:path draw:style-name="Mgr5" draw:text-style-name="MP5"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draw:path text:anchor-type="paragraph" draw:z-index="68" draw:name="Fond_Num_Serie_Pair_Mesures_2col" draw:style-name="Mgr1" draw:text-style-name="MP2" svg:width="4.329cm" svg:height="2.24cm" svg:x="-1.499cm" svg:y="-1cm" svg:viewBox="0 0 4330 2241" svg:d="M0 2241l3984-288c209-15 363-168 345-342l-170-1611h-4159z"><text:p/></draw:path><draw:frame text:anchor-type="paragraph" draw:z-index="72"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5" draw:name="Ligne_Entete_Pair_Mesures_2col" draw:style-name="Mgr3" draw:text-style-name="MP3" svg:x1="16.023cm" svg:y1="0.36cm" svg:x2="20.496cm" svg:y2="0.36cm"><text:p/></draw:line><draw:line text:anchor-type="paragraph" draw:z-index="21" draw:name="Ligne_Verticale_Pair_Mesures_2col" draw:style-name="Mgr3" draw:text-style-name="MP3" svg:x1="9.502cm" svg:y1="2.046cm" svg:x2="9.502cm" svg:y2="27.083cm"><text:p/></draw:line><draw:g text:anchor-type="paragraph" draw:z-index="6" draw:name="Fond_Num_Page_Pair_Mesures_2col" draw:style-name="Mgr4"><draw:path draw:style-name="Mgr5" draw:text-style-name="MP5" svg:width="0.855cm" svg:height="1.172cm" svg:x="-0.272cm" svg:y="27.525cm" svg:viewBox="0 0 856 1173" svg:d="M856 1173h-856v-991c0-100 79-182 175-182h505c97 0 176 82 176 182z"><text:p/></draw:path></draw:g><text:span text:style-name="MT4">À </text:span><text:span text:style-name="MT3">compléter</text:span></text:p>
      </style:header-left>
      <style:footer>
        <text:h text:style-name="MP6" text:outline-level="1"><draw:frame draw:style-name="Mfr1" draw:name="Cadre_Pied_Impair_Mesures_2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8" text:outline-level="1"><draw:frame draw:style-name="Mfr1" draw:name="Cadre_Pied_Pair_Mesures_2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10"><draw:path text:anchor-type="paragraph" draw:z-index="65" draw:name="Fond_Num_Serie_Impair_Mesures_1col" draw:style-name="Mgr1" draw:text-style-name="MP2" svg:width="4.329cm" svg:height="2.24cm" svg:x="-1.499cm" svg:y="-1cm" svg:viewBox="0 0 4330 2241" svg:d="M0 2241l3984-288c209-15 363-168 345-342l-170-1611h-4159z"><text:p/></draw:path><draw:frame text:anchor-type="paragraph" draw:z-index="69"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3" draw:name="Ligne_Entete_Impair_Mesures_1col" draw:style-name="Mgr3" draw:text-style-name="MP3" svg:x1="16.023cm" svg:y1="0.36cm" svg:x2="20.496cm" svg:y2="0.36cm"><text:p/></draw:line><draw:g text:anchor-type="paragraph" draw:z-index="3" draw:name="Fond_Num_Page_Impair_Mesures_1col" draw:style-name="Mgr4"><draw:path draw:style-name="Mgr5" draw:text-style-name="MP5" svg:width="0.855cm" svg:height="1.172cm" svg:x="18.459cm" svg:y="27.525cm" svg:viewBox="0 0 856 1173" svg:d="M856 1173h-856v-991c0-100 79-182 175-182h505c97 0 176 82 176 182z"><text:p/></draw:path></draw:g><text:span text:style-name="MT4">À </text:span><text:span text:style-name="MT3">compléter</text:span></text:p>
      </style:header>
      <style:header-left>
        <text:p text:style-name="MP11"><draw:path text:anchor-type="paragraph" draw:z-index="66" draw:name="Fond_Num_Serie_Pair_Mesures_1col" draw:style-name="Mgr1" draw:text-style-name="MP2" svg:width="4.329cm" svg:height="2.24cm" svg:x="-1.499cm" svg:y="-1cm" svg:viewBox="0 0 4330 2241" svg:d="M0 2241l3984-288c209-15 363-168 345-342l-170-1611h-4159z"><text:p/></draw:path><draw:frame text:anchor-type="paragraph" draw:z-index="70"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4" draw:name="Ligne_Entete_Pair_Mesures_1col" draw:style-name="Mgr3" draw:text-style-name="MP3" svg:x1="16.023cm" svg:y1="0.36cm" svg:x2="20.496cm" svg:y2="0.36cm"><text:p/></draw:line><draw:g text:anchor-type="paragraph" draw:z-index="4" draw:name="Fond_Num_Page_Pair_Mesures_1col" draw:style-name="Mgr4"><draw:path draw:style-name="Mgr5" draw:text-style-name="MP5"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6" text:outline-level="1"><draw:frame draw:style-name="Mfr1" draw:name="Cadre_Pied_Impair_Mesures_1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8" text:outline-level="1"><draw:frame draw:style-name="Mfr1" draw:name="Cadre_Pied_Pair_Mesures_1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12"><draw:path text:anchor-type="paragraph" draw:z-index="42" draw:name="Fond_Num_Serie_Impair_Donnees_2col" draw:style-name="Mgr6" draw:text-style-name="MP13" svg:width="4.329cm" svg:height="2.24cm" svg:x="-1.499cm" svg:y="-1cm" svg:viewBox="0 0 4330 2241" svg:d="M0 2241l3984-288c209-15 363-168 345-342l-170-1611h-4159z"><text:p/></draw:path><draw:frame text:anchor-type="paragraph" draw:z-index="43"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6" draw:name="Ligne_Entete_Impair_Donnees_2col" draw:style-name="Mgr7" draw:text-style-name="MP3" svg:x1="16.023cm" svg:y1="0.36cm" svg:x2="20.496cm" svg:y2="0.36cm"><text:p/></draw:line><draw:line text:anchor-type="paragraph" draw:z-index="18" draw:name="Ligne_Verticale_Impair_Donnees_2col" draw:style-name="Mgr7" draw:text-style-name="MP3" svg:x1="9.477cm" svg:y1="2.007cm" svg:x2="9.477cm" svg:y2="27.044cm"><text:p/></draw:line><draw:g text:anchor-type="paragraph" draw:z-index="13" draw:name="Fond_Num_Page_Impair_Donnees_2col" draw:style-name="Mgr4"><draw:path draw:style-name="Mgr8" draw:text-style-name="MP14" svg:width="0.855cm" svg:height="1.172cm" svg:x="18.459cm" svg:y="27.525cm" svg:viewBox="0 0 856 1173" svg:d="M856 1173h-856v-991c0-100 79-182 175-182h505c97 0 176 82 176 182z"><text:p/></draw:path></draw:g>À compléter</text:p>
      </style:header>
      <style:header-left>
        <text:p text:style-name="MP15"><draw:path text:anchor-type="paragraph" draw:z-index="23" draw:name="Fond_Num_Serie_Pair_Donnees_2col" draw:style-name="Mgr6" draw:text-style-name="MP13" svg:width="4.329cm" svg:height="2.24cm" svg:x="-1.499cm" svg:y="-1cm" svg:viewBox="0 0 4330 2241" svg:d="M0 2241l3984-288c209-15 363-168 345-342l-170-1611h-4159z"><text:p/></draw:path><draw:frame text:anchor-type="paragraph" draw:z-index="44"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4" draw:name="Ligne_Entete_Pair_Donnees_2col" draw:style-name="Mgr7" draw:text-style-name="MP3" svg:x1="16.023cm" svg:y1="0.36cm" svg:x2="20.496cm" svg:y2="0.36cm"><text:p/></draw:line><draw:line text:anchor-type="paragraph" draw:z-index="19" draw:name="Ligne_Verticale_Pair_Donnees_2col" draw:style-name="Mgr7" draw:text-style-name="MP3" svg:x1="9.533cm" svg:y1="1.949cm" svg:x2="9.533cm" svg:y2="26.986cm"><text:p/></draw:line><draw:g text:anchor-type="paragraph" draw:z-index="2" draw:name="Fond_Num_Page_Pair_Donnees_2col" draw:style-name="Mgr4"><draw:path draw:style-name="Mgr8" draw:text-style-name="MP14" svg:width="0.855cm" svg:height="1.172cm" svg:x="-0.272cm" svg:y="27.525cm" svg:viewBox="0 0 856 1173" svg:d="M856 1173h-856v-991c0-100 79-182 175-182h505c97 0 176 82 176 182z"><text:p/></draw:path></draw:g>À compléter</text:p>
      </style:header-left>
      <style:footer>
        <text:h text:style-name="MP16" text:outline-level="1"><draw:frame draw:style-name="Mfr1" draw:name="Cadre_Pied_Impair_Donnees_2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Donnees_2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18"><draw:path text:anchor-type="paragraph" draw:z-index="38" draw:name="Fond_Num_Serie_Impair_Donnees_1col" draw:style-name="Mgr6" draw:text-style-name="MP13" svg:width="4.329cm" svg:height="2.24cm" svg:x="-1.499cm" svg:y="-1cm" svg:viewBox="0 0 4330 2241" svg:d="M0 2241l3984-288c209-15 363-168 345-342l-170-1611h-4159z"><text:p/></draw:path><draw:frame text:anchor-type="paragraph" draw:z-index="40"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5" draw:name="Ligne_Entete_Impair_Donnees_1col" draw:style-name="Mgr7" draw:text-style-name="MP3" svg:x1="16.023cm" svg:y1="0.36cm" svg:x2="20.496cm" svg:y2="0.36cm"><text:p/></draw:line><draw:g text:anchor-type="paragraph" draw:z-index="0" draw:name="Fond_Num_Page_Impair_Donnees_1col" draw:style-name="Mgr4"><draw:path draw:style-name="Mgr8" draw:text-style-name="MP14" svg:width="0.855cm" svg:height="1.172cm" svg:x="18.459cm" svg:y="27.525cm" svg:viewBox="0 0 856 1173" svg:d="M856 1173h-856v-991c0-100 79-182 175-182h505c97 0 176 82 176 182z"><text:p/></draw:path></draw:g>À compléter</text:p>
      </style:header>
      <style:header-left>
        <text:p text:style-name="MP19"><draw:path text:anchor-type="paragraph" draw:z-index="39" draw:name="Fond_Num_Serie_Pair_Donnees_1col" draw:style-name="Mgr6" draw:text-style-name="MP13" svg:width="4.329cm" svg:height="2.24cm" svg:x="-1.499cm" svg:y="-1cm" svg:viewBox="0 0 4330 2241" svg:d="M0 2241l3984-288c209-15 363-168 345-342l-170-1611h-4159z"><text:p/></draw:path><draw:frame text:anchor-type="paragraph" draw:z-index="41"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8" draw:name="Ligne_Entete_Pair_Donnees_1col" draw:style-name="Mgr7" draw:text-style-name="MP3" svg:x1="16.023cm" svg:y1="0.36cm" svg:x2="20.496cm" svg:y2="0.36cm"><text:p/></draw:line><draw:g text:anchor-type="paragraph" draw:z-index="1" draw:name="Fond_Num_Page_Pair_Donnees_1col" draw:style-name="Mgr4"><draw:path draw:style-name="Mgr8" draw:text-style-name="MP14" svg:width="0.855cm" svg:height="1.172cm" svg:x="-0.272cm" svg:y="27.525cm" svg:viewBox="0 0 856 1173" svg:d="M856 1173h-856v-991c0-100 79-182 175-182h505c97 0 176 82 176 182z"><text:p/></draw:path></draw:g><text:span text:style-name="_5f_Caractères"><text:span text:style-name="MT6">À compléter</text:span></text:span></text:p>
      </style:header-left>
      <style:footer>
        <text:h text:style-name="MP20" text:outline-level="1"><draw:frame draw:style-name="Mfr1" draw:name="Cadre_Pied_Impair_Donnees_1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21" text:outline-level="1"><draw:frame draw:style-name="Mfr1" draw:name="Cadre_Pied_Pair_Donnees_1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22"><draw:frame text:anchor-type="paragraph" draw:z-index="36" draw:name="Num_Serie_Im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16" draw:name="Ligne_Verticale_Impair_Geometrie_2col" draw:style-name="Mgr9" draw:text-style-name="MP3" svg:x1="9.477cm" svg:y1="1.949cm" svg:x2="9.477cm" svg:y2="26.986cm"><text:p/></draw:line><draw:line text:anchor-type="paragraph" draw:z-index="22" draw:name="Ligne_Entete_Pair_Geometrie_2col 1" draw:style-name="Mgr9" draw:text-style-name="MP3" svg:x1="65.198cm" svg:y1="0.36cm" svg:x2="56.356cm" svg:y2="0.36cm"><text:p/></draw:line>Constructions</text:p>
      </style:header>
      <style:header-left>
        <text:p text:style-name="MP23"><draw:path text:anchor-type="paragraph" draw:z-index="7" draw:name="Fond_Num_Serie_Pair_Geometrie_2col" draw:style-name="Mgr10" draw:text-style-name="MP24" svg:width="4.329cm" svg:height="2.24cm" svg:x="-1.499cm" svg:y="-1cm" svg:viewBox="0 0 4330 2241" svg:d="M0 2241l3984-288c209-15 363-168 345-342l-170-1611h-4159z"><text:p/></draw:path><draw:frame text:anchor-type="paragraph" draw:z-index="37" draw:name="Num_Serie_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47" draw:name="Ligne_Entete_Pair_Geometrie_2col" draw:style-name="Mgr9" draw:text-style-name="MP3" svg:x1="65.2cm" svg:y1="0.36cm" svg:x2="56.243cm" svg:y2="0.36cm"><text:p/></draw:line><draw:line text:anchor-type="paragraph" draw:z-index="17" draw:name="Ligne_Verticale_Pair_Geometrie_2col" draw:style-name="Mgr9" draw:text-style-name="MP3" svg:x1="9.477cm" svg:y1="2.028cm" svg:x2="9.477cm" svg:y2="27.065cm"><text:p/></draw:line><draw:g text:anchor-type="paragraph" draw:z-index="12" draw:name="Fond_Num_Page_Pair_Geometrie_2col" draw:style-name="Mgr4"><draw:path draw:style-name="Mgr11" draw:text-style-name="MP25" svg:width="0.855cm" svg:height="1.172cm" svg:x="-0.272cm" svg:y="27.525cm" svg:viewBox="0 0 856 1173" svg:d="M856 1173h-856v-991c0-100 79-182 175-182h505c97 0 176 82 176 182z"><text:p/></draw:path></draw:g>Constructions de triangles</text:p>
      </style:header-left>
      <style:footer>
        <text:h text:style-name="MP26" text:outline-level="1"><text:s text:c="4"/></text:h>
      </style:footer>
      <style:footer-left>
        <text:h text:style-name="MP27" text:outline-level="1"><draw:frame draw:style-name="Mfr1" draw:name="Cadre_Pied_Pair_Geometrie_2col" text:anchor-type="paragraph" svg:x="1.231cm" svg:y="-0.021cm" draw:z-index="0"><draw:text-box fo:min-height="0.425cm" fo:min-width="6.994cm"><text:h text:style-name="MP9" text:outline-level="1">Triangles</text:h></draw:text-box></draw:frame><text:span text:style-name="_5f_Caractères_5f_gras_5f_Blanc"><text:page-number text:select-page="current">4</text:page-number></text:span><text:s/></text:h>
      </style:footer-left>
    </style:master-page>
    <style:master-page style:name="SERIE_5f_Geometrie_5f_1col" style:display-name="SERIE_Geometrie_1col" style:page-layout-name="Mpm11" draw:style-name="Mdp1">
      <style:header>
        <text:p text:style-name="MP28"><draw:path text:anchor-type="paragraph" draw:z-index="32" draw:name="Fond_Num_Serie_Impair_Geometrie_1col" draw:style-name="Mgr12" draw:text-style-name="MP24" svg:width="4.329cm" svg:height="2.24cm" svg:x="-1.499cm" svg:y="-1cm" svg:viewBox="0 0 4330 2241" svg:d="M0 2241l3984-288c209-15 363-168 345-342l-170-1611h-4159z"><text:p/></draw:path><draw:frame text:anchor-type="paragraph" draw:z-index="35" draw:name="Num_Serie_Impair_Geometrie_1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46" draw:name="Ligne_Entete_Impair_Geometrie_1col" draw:style-name="Mgr9" draw:text-style-name="MP3" svg:x1="20.497cm" svg:y1="0.356cm" svg:x2="11.658cm" svg:y2="0.421cm"><text:p/></draw:line><draw:g text:anchor-type="paragraph" draw:z-index="10" draw:name="Fond_Num_Page_Impair_Geometrie_1col" draw:style-name="Mgr4"><draw:path draw:style-name="Mgr11" draw:text-style-name="MP25" svg:width="0.855cm" svg:height="1.172cm" svg:x="18.459cm" svg:y="27.525cm" svg:viewBox="0 0 856 1173" svg:d="M856 1173h-856v-991c0-100 79-182 175-182h505c97 0 176 82 176 182z"><text:p/></draw:path></draw:g>Constructions de triangles</text:p>
      </style:header>
      <style:header-left>
        <text:p text:style-name="MP29"><draw:path text:anchor-type="paragraph" draw:z-index="33" draw:name="Fond_Num_Serie_Pair_Geometrie_1col" draw:style-name="Mgr12" draw:text-style-name="MP24" svg:width="4.329cm" svg:height="2.24cm" svg:x="-1.499cm" svg:y="-1cm" svg:viewBox="0 0 4330 2241" svg:d="M0 2241l3984-288c209-15 363-168 345-342l-170-1611h-4159z"><text:p/></draw:path><draw:frame text:anchor-type="paragraph" draw:z-index="34"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5" draw:name="Ligne_Entete_Pair_Geometrie_1col" draw:style-name="Mgr9" draw:text-style-name="MP3" svg:x1="16.023cm" svg:y1="0.36cm" svg:x2="20.496cm" svg:y2="0.36cm"><text:p/></draw:line><draw:g text:anchor-type="paragraph" draw:z-index="11" draw:name="Fond_Num_Page_Pair_Geometrie_1col" draw:style-name="Mgr4"><draw:path draw:style-name="Mgr11" draw:text-style-name="MP25" svg:width="0.855cm" svg:height="1.172cm" svg:x="-0.272cm" svg:y="27.525cm" svg:viewBox="0 0 856 1173" svg:d="M856 1173h-856v-991c0-100 79-182 175-182h505c97 0 176 82 176 182z"><text:p/></draw:path></draw:g><text:span text:style-name="MT7">À </text:span><text:span text:style-name="MT8">compléter</text:span></text:p>
      </style:header-left>
      <style:footer>
        <text:h text:style-name="MP30" text:outline-level="1"><draw:frame draw:style-name="Mfr1" draw:name="Cadre_Pied_Impair_Geometrie_1col" text:anchor-type="paragraph" svg:x="12.534cm" svg:y="-0.088cm" draw:z-index="0"><draw:text-box fo:min-height="0.499cm" fo:min-width="5.126cm"><text:h text:style-name="MP31" text:outline-level="1">Triangles</text:h></draw:text-box></draw:frame><text:s text:c="2"/><text:span text:style-name="_5f_Caractères_5f_gras_5f_Blanc"><text:page-number text:select-page="current">3</text:page-number></text:span></text:h>
      </style:footer>
      <style:footer-left>
        <text:h text:style-name="MP32" text:outline-level="1"><draw:frame draw:style-name="Mfr1" draw:name="Cadre_Pied_Pair_Geometrie_1col" text:anchor-type="paragraph" svg:x="1.178cm" svg:y="-0.012cm" draw:z-index="0"><draw:text-box fo:min-height="0.482cm" fo:min-width="6.994cm"><text:h text:style-name="MP9" text:outline-level="1">À compléter</text:h></draw:text-box></draw:frame><text:span text:style-name="_5f_Caractères_5f_gras_5f_Blanc"><text:page-number text:select-page="current">2</text:page-number></text:span><text:s/></text:h>
      </style:footer-left>
    </style:master-page>
    <style:master-page style:name="SERIE_5f_Numerique_5f_CLR_5f_d7e12c_5f_2col" style:display-name="SERIE_Numerique_CLR_d7e12c_2col" style:page-layout-name="Mpm10" draw:style-name="Mdp1">
      <style:header>
        <text:p text:style-name="MP33"><draw:path text:anchor-type="paragraph" draw:z-index="24" draw:name="Fond_Num_Serie_Impair_Numerique_2col" draw:style-name="Mgr13" draw:text-style-name="MP34" svg:width="4.329cm" svg:height="2.24cm" svg:x="-1.499cm" svg:y="-1cm" svg:viewBox="0 0 4330 2241" svg:d="M0 2241l3984-288c209-15 363-168 345-342l-170-1611h-4159z"><text:p/></draw:path><draw:frame text:anchor-type="paragraph" draw:z-index="31"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5" draw:name="Ligne_Entete_Impair_Numerique_2col" draw:style-name="Mgr14" draw:text-style-name="MP3" svg:x1="16.023cm" svg:y1="0.36cm" svg:x2="20.496cm" svg:y2="0.36cm"><text:p/></draw:line><draw:line text:anchor-type="paragraph" draw:z-index="29" draw:name="Ligne_Verticale_Impair_Numerique_2col" draw:style-name="Mgr14" draw:text-style-name="MP3" svg:x1="9.477cm" svg:y1="2.007cm" svg:x2="9.477cm" svg:y2="27.044cm"><text:p/></draw:line><draw:g text:anchor-type="paragraph" draw:z-index="8" draw:name="Fond_Num_Page_Impair_Numerique_2col" draw:style-name="Mgr4"><draw:path draw:style-name="Mgr15" draw:text-style-name="MP35" svg:width="0.855cm" svg:height="1.172cm" svg:x="18.459cm" svg:y="27.525cm" svg:viewBox="0 0 856 1173" svg:d="M856 1173h-856v-991c0-100 79-182 175-182h505c97 0 176 82 176 182z"><text:p/></draw:path></draw:g>À compléter</text:p>
      </style:header>
      <style:header-left>
        <text:p text:style-name="MP33"><draw:path text:anchor-type="paragraph" draw:z-index="26" draw:name="Fond_Num_Serie_Pair_Numerique_2col" draw:style-name="Mgr13" draw:text-style-name="MP34" svg:width="4.329cm" svg:height="2.24cm" svg:x="-1.499cm" svg:y="-1cm" svg:viewBox="0 0 4330 2241" svg:d="M0 2241l3984-288c209-15 363-168 345-342l-170-1611h-4159z"><text:p/></draw:path><draw:frame text:anchor-type="paragraph" draw:z-index="27"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8" draw:name="Ligne_Entete_Pair_Numerique_2col" draw:style-name="Mgr14" draw:text-style-name="MP3" svg:x1="16.023cm" svg:y1="0.36cm" svg:x2="20.496cm" svg:y2="0.36cm"><text:p/></draw:line><draw:line text:anchor-type="paragraph" draw:z-index="30" draw:name="Ligne_Verticale_Pair_Numerique_2col" draw:style-name="Mgr14" draw:text-style-name="MP3" svg:x1="9.477cm" svg:y1="2.007cm" svg:x2="9.477cm" svg:y2="27.044cm"><text:p/></draw:line><draw:g text:anchor-type="paragraph" draw:z-index="9" draw:name="Fond_Num_Page_Pair_Numerique_2col" draw:style-name="Mgr4"><draw:path draw:style-name="Mgr15" draw:text-style-name="MP3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7"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9"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5T18:54:21.305000000</meta:creation-date>
    <meta:initial-creator>M. KHARROUBI</meta:initial-creator>
    <meta:editing-duration>PT1H17M13S</meta:editing-duration>
    <meta:editing-cycles>20</meta:editing-cycles>
    <meta:generator>LibreOffice/7.4.3.2$Windows_X86_64 LibreOffice_project/1048a8393ae2eeec98dff31b5c133c5f1d08b890</meta:generator>
    <dc:date>2024-10-06T13:29:00.366000000</dc:date>
    <meta:print-date>2024-07-04T08:47:50.013050424</meta:print-date>
    <meta:printed-by>PDF files</meta:printed-by>
    <meta:document-statistic meta:table-count="0" meta:image-count="0" meta:object-count="3" meta:page-count="1" meta:paragraph-count="56" meta:word-count="170" meta:character-count="895" meta:non-whitespace-character-count="747"/>
    <meta:template xlink:type="simple" xlink:actuate="onRequest" xlink:title="Modele_Cahier" xlink:href="../../../../../../../../.config/libreoffice/4/user/template/Modele_Cahier.ott" meta:date="2024-07-03T08:01:36.643005617"/>
  </office:meta>
</office:document-meta>
</file>

<file path=Object 1/content.xml><?xml version="1.0" encoding="utf-8"?>
<math xmlns="http://www.w3.org/1998/Math/MathML">
  <semantics>
    <mstyle mathvariant="normal">
      <mrow>
        <mover accent="true">
          <mi>EFD</mi>
          <mo stretchy="false">ˆ</mo>
        </mover>
      </mrow>
    </mstyle>
    <annotation encoding="StarMath 5.0">Nitalic widehat {EFD}</annotation>
  </semantics>
</math>
</file>

<file path=Object 2/content.xml><?xml version="1.0" encoding="utf-8"?>
<math xmlns="http://www.w3.org/1998/Math/MathML">
  <semantics>
    <mstyle mathvariant="normal">
      <mrow>
        <mover accent="true">
          <mi>FDE</mi>
          <mo stretchy="false">ˆ</mo>
        </mover>
      </mrow>
    </mstyle>
    <annotation encoding="StarMath 5.0">Nitalic widehat {FDE}</annotation>
  </semantics>
</math>
</file>

<file path=Object 3/content.xml><?xml version="1.0" encoding="utf-8"?>
<math xmlns="http://www.w3.org/1998/Math/MathML">
  <semantics>
    <mstyle mathvariant="normal">
      <mrow>
        <mover accent="true">
          <mi>FED</mi>
          <mo stretchy="false">ˆ</mo>
        </mover>
      </mrow>
    </mstyle>
    <annotation encoding="StarMath 5.0">Nitalic widehat {FED}</annotation>
  </semantics>
</math>
</file>